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133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107.55pt"/>
    </style:style>
    <style:style style:name="co15" style:family="table-column">
      <style:table-column-properties fo:break-before="auto" style:column-width="194pt"/>
    </style:style>
    <style:style style:name="co16" style:family="table-column">
      <style:table-column-properties fo:break-before="auto" style:column-width="113.7pt"/>
    </style:style>
    <style:style style:name="co17" style:family="table-column">
      <style:table-column-properties fo:break-before="auto" style:column-width="944.36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79.74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100.6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102.9pt"/>
    </style:style>
    <style:style style:name="co24" style:family="table-column">
      <style:table-column-properties fo:break-before="auto" style:column-width="86.71pt"/>
    </style:style>
    <style:style style:name="co25" style:family="table-column">
      <style:table-column-properties fo:break-before="auto" style:column-width="98.25pt"/>
    </style:style>
    <style:style style:name="co26" style:family="table-column">
      <style:table-column-properties fo:break-before="auto" style:column-width="61.2pt"/>
    </style:style>
    <style:style style:name="co27" style:family="table-column">
      <style:table-column-properties fo:break-before="auto" style:column-width="77.41pt"/>
    </style:style>
    <style:style style:name="co28" style:family="table-column">
      <style:table-column-properties fo:break-before="auto" style:column-width="90.54pt"/>
    </style:style>
    <style:style style:name="co29" style:family="table-column">
      <style:table-column-properties fo:break-before="auto" style:column-width="74.35pt"/>
    </style:style>
    <style:style style:name="co30" style:family="table-column">
      <style:table-column-properties fo:break-before="auto" style:column-width="85.89pt"/>
    </style:style>
    <style:style style:name="co31" style:family="table-column">
      <style:table-column-properties fo:break-before="auto" style:column-width="92.86pt"/>
    </style:style>
    <style:style style:name="co32" style:family="table-column">
      <style:table-column-properties fo:break-before="auto" style:column-width="76.65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_group_kf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accuracy</text:p>
          </table:table-cell>
          <table:table-cell office:value-type="string" calcext:value-type="string">
            <text:p>mean_test_precision</text:p>
          </table:table-cell>
          <table:table-cell office:value-type="string" calcext:value-type="string">
            <text:p>mean_test_recall</text:p>
          </table:table-cell>
          <table:table-cell office:value-type="string" calcext:value-type="string">
            <text:p>mean_test_roc_auc</text:p>
          </table:table-cell>
          <table:table-cell office:value-type="string" calcext:value-type="string">
            <text:p>mean_train_accuracy</text:p>
          </table:table-cell>
          <table:table-cell office:value-type="string" calcext:value-type="string">
            <text:p>mean_train_precision</text:p>
          </table:table-cell>
          <table:table-cell office:value-type="string" calcext:value-type="string">
            <text:p>mean_train_recall</text:p>
          </table:table-cell>
          <table:table-cell office:value-type="string" calcext:value-type="string">
            <text:p>mean_train_roc_auc</text:p>
          </table:table-cell>
          <table:table-cell office:value-type="string" calcext:value-type="string">
            <text:p>param_SVM__C</text:p>
          </table:table-cell>
          <table:table-cell office:value-type="string" calcext:value-type="string">
            <text:p>param_SVM__class_weight</text:p>
          </table:table-cell>
          <table:table-cell table:style-name="Default" office:value-type="string" calcext:value-type="string">
            <text:p>param_SVM__dual</text:p>
          </table:table-cell>
          <table:table-cell office:value-type="string" calcext:value-type="string">
            <text:p>param_SVM__loss</text:p>
          </table:table-cell>
          <table:table-cell office:value-type="string" calcext:value-type="string">
            <text:p>param_SVM__penalty</text:p>
          </table:table-cell>
          <table:table-cell office:value-type="string" calcext:value-type="string">
            <text:p>param_TFIDF__tokenizer</text:p>
          </table:table-cell>
          <table:table-cell table:style-name="Default" office:value-type="string" calcext:value-type="string">
            <text:p>param_TFIDF__use_idf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ank_test_accuracy</text:p>
          </table:table-cell>
          <table:table-cell office:value-type="string" calcext:value-type="string">
            <text:p>rank_test_precision</text:p>
          </table:table-cell>
          <table:table-cell office:value-type="string" calcext:value-type="string">
            <text:p>rank_test_recall</text:p>
          </table:table-cell>
          <table:table-cell office:value-type="string" calcext:value-type="string">
            <text:p>rank_test_roc_auc</text:p>
          </table:table-cell>
          <table:table-cell office:value-type="string" calcext:value-type="string">
            <text:p>split0_test_accuracy</text:p>
          </table:table-cell>
          <table:table-cell office:value-type="string" calcext:value-type="string">
            <text:p>split0_test_precision</text:p>
          </table:table-cell>
          <table:table-cell office:value-type="string" calcext:value-type="string">
            <text:p>split0_test_recall</text:p>
          </table:table-cell>
          <table:table-cell office:value-type="string" calcext:value-type="string">
            <text:p>split0_test_roc_auc</text:p>
          </table:table-cell>
          <table:table-cell office:value-type="string" calcext:value-type="string">
            <text:p>split0_train_accuracy</text:p>
          </table:table-cell>
          <table:table-cell office:value-type="string" calcext:value-type="string">
            <text:p>split0_train_precision</text:p>
          </table:table-cell>
          <table:table-cell office:value-type="string" calcext:value-type="string">
            <text:p>split0_train_recall</text:p>
          </table:table-cell>
          <table:table-cell office:value-type="string" calcext:value-type="string">
            <text:p>split0_train_roc_auc</text:p>
          </table:table-cell>
          <table:table-cell office:value-type="string" calcext:value-type="string">
            <text:p>split1_test_accuracy</text:p>
          </table:table-cell>
          <table:table-cell office:value-type="string" calcext:value-type="string">
            <text:p>split1_test_precision</text:p>
          </table:table-cell>
          <table:table-cell office:value-type="string" calcext:value-type="string">
            <text:p>split1_test_recall</text:p>
          </table:table-cell>
          <table:table-cell office:value-type="string" calcext:value-type="string">
            <text:p>split1_test_roc_auc</text:p>
          </table:table-cell>
          <table:table-cell office:value-type="string" calcext:value-type="string">
            <text:p>split1_train_accuracy</text:p>
          </table:table-cell>
          <table:table-cell office:value-type="string" calcext:value-type="string">
            <text:p>split1_train_precision</text:p>
          </table:table-cell>
          <table:table-cell office:value-type="string" calcext:value-type="string">
            <text:p>split1_train_recall</text:p>
          </table:table-cell>
          <table:table-cell office:value-type="string" calcext:value-type="string">
            <text:p>split1_train_roc_auc</text:p>
          </table:table-cell>
          <table:table-cell office:value-type="string" calcext:value-type="string">
            <text:p>split2_test_accuracy</text:p>
          </table:table-cell>
          <table:table-cell office:value-type="string" calcext:value-type="string">
            <text:p>split2_test_precision</text:p>
          </table:table-cell>
          <table:table-cell office:value-type="string" calcext:value-type="string">
            <text:p>split2_test_recall</text:p>
          </table:table-cell>
          <table:table-cell office:value-type="string" calcext:value-type="string">
            <text:p>split2_test_roc_auc</text:p>
          </table:table-cell>
          <table:table-cell office:value-type="string" calcext:value-type="string">
            <text:p>split2_train_accuracy</text:p>
          </table:table-cell>
          <table:table-cell office:value-type="string" calcext:value-type="string">
            <text:p>split2_train_precision</text:p>
          </table:table-cell>
          <table:table-cell office:value-type="string" calcext:value-type="string">
            <text:p>split2_train_recall</text:p>
          </table:table-cell>
          <table:table-cell office:value-type="string" calcext:value-type="string">
            <text:p>split2_train_roc_auc</text:p>
          </table:table-cell>
          <table:table-cell office:value-type="string" calcext:value-type="string">
            <text:p>split3_test_accuracy</text:p>
          </table:table-cell>
          <table:table-cell office:value-type="string" calcext:value-type="string">
            <text:p>split3_test_precision</text:p>
          </table:table-cell>
          <table:table-cell office:value-type="string" calcext:value-type="string">
            <text:p>split3_test_recall</text:p>
          </table:table-cell>
          <table:table-cell office:value-type="string" calcext:value-type="string">
            <text:p>split3_test_roc_auc</text:p>
          </table:table-cell>
          <table:table-cell office:value-type="string" calcext:value-type="string">
            <text:p>split3_train_accuracy</text:p>
          </table:table-cell>
          <table:table-cell office:value-type="string" calcext:value-type="string">
            <text:p>split3_train_precision</text:p>
          </table:table-cell>
          <table:table-cell office:value-type="string" calcext:value-type="string">
            <text:p>split3_train_recall</text:p>
          </table:table-cell>
          <table:table-cell office:value-type="string" calcext:value-type="string">
            <text:p>split3_train_roc_auc</text:p>
          </table:table-cell>
          <table:table-cell office:value-type="string" calcext:value-type="string">
            <text:p>split4_test_accuracy</text:p>
          </table:table-cell>
          <table:table-cell office:value-type="string" calcext:value-type="string">
            <text:p>split4_test_precision</text:p>
          </table:table-cell>
          <table:table-cell office:value-type="string" calcext:value-type="string">
            <text:p>split4_test_recall</text:p>
          </table:table-cell>
          <table:table-cell office:value-type="string" calcext:value-type="string">
            <text:p>split4_test_roc_auc</text:p>
          </table:table-cell>
          <table:table-cell office:value-type="string" calcext:value-type="string">
            <text:p>split4_train_accuracy</text:p>
          </table:table-cell>
          <table:table-cell office:value-type="string" calcext:value-type="string">
            <text:p>split4_train_precision</text:p>
          </table:table-cell>
          <table:table-cell office:value-type="string" calcext:value-type="string">
            <text:p>split4_train_recall</text:p>
          </table:table-cell>
          <table:table-cell office:value-type="string" calcext:value-type="string">
            <text:p>split4_train_roc_auc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accuracy</text:p>
          </table:table-cell>
          <table:table-cell office:value-type="string" calcext:value-type="string">
            <text:p>std_test_precision</text:p>
          </table:table-cell>
          <table:table-cell office:value-type="string" calcext:value-type="string">
            <text:p>std_test_recall</text:p>
          </table:table-cell>
          <table:table-cell office:value-type="string" calcext:value-type="string">
            <text:p>std_test_roc_auc</text:p>
          </table:table-cell>
          <table:table-cell office:value-type="string" calcext:value-type="string">
            <text:p>std_train_accuracy</text:p>
          </table:table-cell>
          <table:table-cell office:value-type="string" calcext:value-type="string">
            <text:p>std_train_precision</text:p>
          </table:table-cell>
          <table:table-cell office:value-type="string" calcext:value-type="string">
            <text:p>std_train_recall</text:p>
          </table:table-cell>
          <table:table-cell office:value-type="string" calcext:value-type="string">
            <text:p>std_train_roc_auc</text:p>
          </table:table-cell>
        </table:table-row>
        <table:table-row table:style-name="ro1">
          <table:table-cell office:value-type="float" office:value="11.6965187549591" calcext:value-type="float">
            <text:p>11.696518755</text:p>
          </table:table-cell>
          <table:table-cell office:value-type="float" office:value="2.88408041000366" calcext:value-type="float">
            <text:p>2.88408041</text:p>
          </table:table-cell>
          <table:table-cell office:value-type="float" office:value="0.863118212009694" calcext:value-type="float">
            <text:p>0.8631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6758344105365" calcext:value-type="float">
            <text:p>0.8467583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981c8c2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001, 'SVM__class_weight': 'balanced', 'SVM__dual': False, 'SVM__loss': 'squared_hinge', 'SVM__penalty': 'l1', 'TFIDF__tokenizer': &lt;function tokenizer6 at 0x7f981c8c2730&gt;, 'TFIDF__use_idf': True}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.996007319913492" calcext:value-type="float">
            <text:p>0.996007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7407407407407" calcext:value-type="float">
            <text:p>0.707407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93449781659389" calcext:value-type="float">
            <text:p>0.993449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2939780815727" calcext:value-type="float">
            <text:p>0.829397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1847940865892" calcext:value-type="float">
            <text:p>0.751847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3454973513832" calcext:value-type="float">
            <text:p>0.873454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23442449841605" calcext:value-type="float">
            <text:p>0.423442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03963115558171" calcext:value-type="float">
            <text:p>0.903963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4756871035941" calcext:value-type="float">
            <text:p>0.25475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19568415890142" calcext:value-type="float">
            <text:p>0.919568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46044377994053" calcext:value-type="float">
            <text:p>2.4604437799</text:p>
          </table:table-cell>
          <table:table-cell office:value-type="float" office:value="2.72719408800814" calcext:value-type="float">
            <text:p>2.727194088</text:p>
          </table:table-cell>
          <table:table-cell office:value-type="float" office:value="0.248857349766254" calcext:value-type="float">
            <text:p>0.248857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1662316503167" calcext:value-type="float">
            <text:p>0.076166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529800415039" calcext:value-type="float">
            <text:p>12.3529800415</text:p>
          </table:table-cell>
          <table:table-cell office:value-type="float" office:value="2.96018581390381" calcext:value-type="float">
            <text:p>2.9601858139</text:p>
          </table:table-cell>
          <table:table-cell office:value-type="float" office:value="0.863118212009694" calcext:value-type="float">
            <text:p>0.8631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6758344105365" calcext:value-type="float">
            <text:p>0.8467583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9829db80d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001, 'SVM__class_weight': 'balanced', 'SVM__dual': False, 'SVM__loss': 'squared_hinge', 'SVM__penalty': 'l1', 'TFIDF__tokenizer': &lt;function tokenizer5 at 0x7f9829db80d0&gt;, 'TFIDF__use_idf': True}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.996007319913492" calcext:value-type="float">
            <text:p>0.996007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7407407407407" calcext:value-type="float">
            <text:p>0.707407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93449781659389" calcext:value-type="float">
            <text:p>0.993449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2939780815727" calcext:value-type="float">
            <text:p>0.829397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1847940865892" calcext:value-type="float">
            <text:p>0.751847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3454973513832" calcext:value-type="float">
            <text:p>0.873454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23442449841605" calcext:value-type="float">
            <text:p>0.423442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03963115558171" calcext:value-type="float">
            <text:p>0.903963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4756871035941" calcext:value-type="float">
            <text:p>0.25475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19568415890142" calcext:value-type="float">
            <text:p>0.919568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7966970573319" calcext:value-type="float">
            <text:p>2.5796697057</text:p>
          </table:table-cell>
          <table:table-cell office:value-type="float" office:value="2.90523850475209" calcext:value-type="float">
            <text:p>2.9052385048</text:p>
          </table:table-cell>
          <table:table-cell office:value-type="float" office:value="0.248857349766254" calcext:value-type="float">
            <text:p>0.248857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1662316503167" calcext:value-type="float">
            <text:p>0.076166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42182254791" calcext:value-type="float">
            <text:p>11.9242182255</text:p>
          </table:table-cell>
          <table:table-cell office:value-type="float" office:value="2.88382472991943" calcext:value-type="float">
            <text:p>2.8838247299</text:p>
          </table:table-cell>
          <table:table-cell office:value-type="float" office:value="0.863118212009694" calcext:value-type="float">
            <text:p>0.8631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6758344105365" calcext:value-type="float">
            <text:p>0.8467583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9829db815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001, 'SVM__class_weight': 'balanced', 'SVM__dual': False, 'SVM__loss': 'squared_hinge', 'SVM__penalty': 'l1', 'TFIDF__tokenizer': &lt;function tokenizer4 at 0x7f9829db8158&gt;, 'TFIDF__use_idf': True}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.996007319913492" calcext:value-type="float">
            <text:p>0.996007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7407407407407" calcext:value-type="float">
            <text:p>0.707407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93449781659389" calcext:value-type="float">
            <text:p>0.993449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2939780815727" calcext:value-type="float">
            <text:p>0.829397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1847940865892" calcext:value-type="float">
            <text:p>0.751847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3454973513832" calcext:value-type="float">
            <text:p>0.873454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23442449841605" calcext:value-type="float">
            <text:p>0.423442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03963115558171" calcext:value-type="float">
            <text:p>0.903963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4756871035941" calcext:value-type="float">
            <text:p>0.25475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19568415890142" calcext:value-type="float">
            <text:p>0.919568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13937285800477" calcext:value-type="float">
            <text:p>2.139372858</text:p>
          </table:table-cell>
          <table:table-cell office:value-type="float" office:value="2.74256175426901" calcext:value-type="float">
            <text:p>2.7425617543</text:p>
          </table:table-cell>
          <table:table-cell office:value-type="float" office:value="0.248857349766254" calcext:value-type="float">
            <text:p>0.248857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1662316503167" calcext:value-type="float">
            <text:p>0.076166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67596149445" calcext:value-type="float">
            <text:p>11.1867596149</text:p>
          </table:table-cell>
          <table:table-cell office:value-type="float" office:value="2.91396169662476" calcext:value-type="float">
            <text:p>2.9139616966</text:p>
          </table:table-cell>
          <table:table-cell office:value-type="float" office:value="0.863118212009694" calcext:value-type="float">
            <text:p>0.8631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6758344105365" calcext:value-type="float">
            <text:p>0.8467583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9829db8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001, 'SVM__class_weight': 'balanced', 'SVM__dual': False, 'SVM__loss': 'squared_hinge', 'SVM__penalty': 'l1', 'TFIDF__tokenizer': &lt;function tokenizer3 at 0x7f9829db81e0&gt;, 'TFIDF__use_idf': True}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.996007319913492" calcext:value-type="float">
            <text:p>0.996007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7407407407407" calcext:value-type="float">
            <text:p>0.707407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93449781659389" calcext:value-type="float">
            <text:p>0.993449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2939780815727" calcext:value-type="float">
            <text:p>0.829397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1847940865892" calcext:value-type="float">
            <text:p>0.751847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3454973513832" calcext:value-type="float">
            <text:p>0.873454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23442449841605" calcext:value-type="float">
            <text:p>0.423442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03963115558171" calcext:value-type="float">
            <text:p>0.903963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4756871035941" calcext:value-type="float">
            <text:p>0.25475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19568415890142" calcext:value-type="float">
            <text:p>0.919568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1161007146047" calcext:value-type="float">
            <text:p>2.1161007146</text:p>
          </table:table-cell>
          <table:table-cell office:value-type="float" office:value="2.77142234662789" calcext:value-type="float">
            <text:p>2.7714223466</text:p>
          </table:table-cell>
          <table:table-cell office:value-type="float" office:value="0.248857349766254" calcext:value-type="float">
            <text:p>0.248857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1662316503167" calcext:value-type="float">
            <text:p>0.076166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740467071533" calcext:value-type="float">
            <text:p>11.0740467072</text:p>
          </table:table-cell>
          <table:table-cell office:value-type="float" office:value="2.87900295257568" calcext:value-type="float">
            <text:p>2.8790029526</text:p>
          </table:table-cell>
          <table:table-cell office:value-type="float" office:value="0.863118212009694" calcext:value-type="float">
            <text:p>0.8631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6758344105365" calcext:value-type="float">
            <text:p>0.8467583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981c8c2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01, 'SVM__class_weight': 'balanced', 'SVM__dual': False, 'SVM__loss': 'squared_hinge', 'SVM__penalty': 'l1', 'TFIDF__tokenizer': &lt;function tokenizer6 at 0x7f981c8c2730&gt;, 'TFIDF__use_idf': True}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.996007319913492" calcext:value-type="float">
            <text:p>0.996007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7407407407407" calcext:value-type="float">
            <text:p>0.707407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93449781659389" calcext:value-type="float">
            <text:p>0.993449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2939780815727" calcext:value-type="float">
            <text:p>0.829397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1847940865892" calcext:value-type="float">
            <text:p>0.751847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3454973513832" calcext:value-type="float">
            <text:p>0.873454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23442449841605" calcext:value-type="float">
            <text:p>0.423442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03963115558171" calcext:value-type="float">
            <text:p>0.903963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4756871035941" calcext:value-type="float">
            <text:p>0.25475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19568415890142" calcext:value-type="float">
            <text:p>0.919568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28238920438378" calcext:value-type="float">
            <text:p>2.2823892044</text:p>
          </table:table-cell>
          <table:table-cell office:value-type="float" office:value="2.75839332888818" calcext:value-type="float">
            <text:p>2.7583933289</text:p>
          </table:table-cell>
          <table:table-cell office:value-type="float" office:value="0.248857349766254" calcext:value-type="float">
            <text:p>0.248857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1662316503167" calcext:value-type="float">
            <text:p>0.076166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87096691132" calcext:value-type="float">
            <text:p>11.4087096691</text:p>
          </table:table-cell>
          <table:table-cell office:value-type="float" office:value="2.86504063606262" calcext:value-type="float">
            <text:p>2.8650406361</text:p>
          </table:table-cell>
          <table:table-cell office:value-type="float" office:value="0.863118212009694" calcext:value-type="float">
            <text:p>0.8631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6758344105365" calcext:value-type="float">
            <text:p>0.8467583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9829db80d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01, 'SVM__class_weight': 'balanced', 'SVM__dual': False, 'SVM__loss': 'squared_hinge', 'SVM__penalty': 'l1', 'TFIDF__tokenizer': &lt;function tokenizer5 at 0x7f9829db80d0&gt;, 'TFIDF__use_idf': True}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.996007319913492" calcext:value-type="float">
            <text:p>0.996007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7407407407407" calcext:value-type="float">
            <text:p>0.707407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93449781659389" calcext:value-type="float">
            <text:p>0.993449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2939780815727" calcext:value-type="float">
            <text:p>0.829397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1847940865892" calcext:value-type="float">
            <text:p>0.751847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3454973513832" calcext:value-type="float">
            <text:p>0.873454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23442449841605" calcext:value-type="float">
            <text:p>0.423442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03963115558171" calcext:value-type="float">
            <text:p>0.903963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4756871035941" calcext:value-type="float">
            <text:p>0.25475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19568415890142" calcext:value-type="float">
            <text:p>0.919568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43315480566945" calcext:value-type="float">
            <text:p>2.4331548057</text:p>
          </table:table-cell>
          <table:table-cell office:value-type="float" office:value="2.72518723714247" calcext:value-type="float">
            <text:p>2.7251872371</text:p>
          </table:table-cell>
          <table:table-cell office:value-type="float" office:value="0.248857349766254" calcext:value-type="float">
            <text:p>0.248857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1662316503167" calcext:value-type="float">
            <text:p>0.076166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91967201233" calcext:value-type="float">
            <text:p>11.0491967201</text:p>
          </table:table-cell>
          <table:table-cell office:value-type="float" office:value="2.84531865119934" calcext:value-type="float">
            <text:p>2.8453186512</text:p>
          </table:table-cell>
          <table:table-cell office:value-type="float" office:value="0.863118212009694" calcext:value-type="float">
            <text:p>0.8631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6758344105365" calcext:value-type="float">
            <text:p>0.8467583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9829db815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01, 'SVM__class_weight': 'balanced', 'SVM__dual': False, 'SVM__loss': 'squared_hinge', 'SVM__penalty': 'l1', 'TFIDF__tokenizer': &lt;function tokenizer4 at 0x7f9829db8158&gt;, 'TFIDF__use_idf': True}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.996007319913492" calcext:value-type="float">
            <text:p>0.996007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7407407407407" calcext:value-type="float">
            <text:p>0.707407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93449781659389" calcext:value-type="float">
            <text:p>0.993449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2939780815727" calcext:value-type="float">
            <text:p>0.829397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1847940865892" calcext:value-type="float">
            <text:p>0.751847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3454973513832" calcext:value-type="float">
            <text:p>0.873454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23442449841605" calcext:value-type="float">
            <text:p>0.423442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03963115558171" calcext:value-type="float">
            <text:p>0.903963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4756871035941" calcext:value-type="float">
            <text:p>0.25475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19568415890142" calcext:value-type="float">
            <text:p>0.919568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1846885975221" calcext:value-type="float">
            <text:p>2.1846885975</text:p>
          </table:table-cell>
          <table:table-cell office:value-type="float" office:value="2.69028549189454" calcext:value-type="float">
            <text:p>2.6902854919</text:p>
          </table:table-cell>
          <table:table-cell office:value-type="float" office:value="0.248857349766254" calcext:value-type="float">
            <text:p>0.248857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1662316503167" calcext:value-type="float">
            <text:p>0.076166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674785614" calcext:value-type="float">
            <text:p>11.1366747856</text:p>
          </table:table-cell>
          <table:table-cell office:value-type="float" office:value="2.89171166419983" calcext:value-type="float">
            <text:p>2.8917116642</text:p>
          </table:table-cell>
          <table:table-cell office:value-type="float" office:value="0.863118212009694" calcext:value-type="float">
            <text:p>0.8631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46758344105365" calcext:value-type="float">
            <text:p>0.8467583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9829db8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01, 'SVM__class_weight': 'balanced', 'SVM__dual': False, 'SVM__loss': 'squared_hinge', 'SVM__penalty': 'l1', 'TFIDF__tokenizer': &lt;function tokenizer3 at 0x7f9829db81e0&gt;, 'TFIDF__use_idf': True}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.996007319913492" calcext:value-type="float">
            <text:p>0.996007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7407407407407" calcext:value-type="float">
            <text:p>0.707407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93449781659389" calcext:value-type="float">
            <text:p>0.993449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2939780815727" calcext:value-type="float">
            <text:p>0.829397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1847940865892" calcext:value-type="float">
            <text:p>0.751847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3454973513832" calcext:value-type="float">
            <text:p>0.873454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23442449841605" calcext:value-type="float">
            <text:p>0.423442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03963115558171" calcext:value-type="float">
            <text:p>0.903963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4756871035941" calcext:value-type="float">
            <text:p>0.254756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19568415890142" calcext:value-type="float">
            <text:p>0.919568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33043838872833" calcext:value-type="float">
            <text:p>2.3304383887</text:p>
          </table:table-cell>
          <table:table-cell office:value-type="float" office:value="2.761137019466" calcext:value-type="float">
            <text:p>2.7611370195</text:p>
          </table:table-cell>
          <table:table-cell office:value-type="float" office:value="0.248857349766254" calcext:value-type="float">
            <text:p>0.248857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1662316503167" calcext:value-type="float">
            <text:p>0.076166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17026615143" calcext:value-type="float">
            <text:p>11.1817026615</text:p>
          </table:table-cell>
          <table:table-cell office:value-type="float" office:value="2.85670533180237" calcext:value-type="float">
            <text:p>2.8567053318</text:p>
          </table:table-cell>
          <table:table-cell office:value-type="float" office:value="0.922807647428418" calcext:value-type="float">
            <text:p>0.9228076474</text:p>
          </table:table-cell>
          <table:table-cell office:value-type="float" office:value="0.24530329666882" calcext:value-type="float">
            <text:p>0.2453032967</text:p>
          </table:table-cell>
          <table:table-cell office:value-type="float" office:value="0.150865052130648" calcext:value-type="float">
            <text:p>0.1508650521</text:p>
          </table:table-cell>
          <table:table-cell office:value-type="float" office:value="0.602489729617933" calcext:value-type="float">
            <text:p>0.6024897296</text:p>
          </table:table-cell>
          <table:table-cell office:value-type="float" office:value="0.929424752411596" calcext:value-type="float">
            <text:p>0.9294247524</text:p>
          </table:table-cell>
          <table:table-cell office:value-type="float" office:value="0.888291749340625" calcext:value-type="float">
            <text:p>0.8882917493</text:p>
          </table:table-cell>
          <table:table-cell office:value-type="float" office:value="0.684487105089447" calcext:value-type="float">
            <text:p>0.6844871051</text:p>
          </table:table-cell>
          <table:table-cell office:value-type="float" office:value="0.893910858593144" calcext:value-type="float">
            <text:p>0.893910858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981c8c2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1, 'SVM__class_weight': 'balanced', 'SVM__dual': False, 'SVM__loss': 'squared_hinge', 'SVM__penalty': 'l1', 'TFIDF__tokenizer': &lt;function tokenizer6 at 0x7f981c8c2730&gt;, 'TFIDF__use_idf': True}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984195641324239" calcext:value-type="float">
            <text:p>0.984195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592283280441" calcext:value-type="float">
            <text:p>0.5425922833</text:p>
          </table:table-cell>
          <table:table-cell office:value-type="float" office:value="0.823391812865497" calcext:value-type="float">
            <text:p>0.8233918129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419053964023984" calcext:value-type="float">
            <text:p>0.419053964</text:p>
          </table:table-cell>
          <table:table-cell office:value-type="float" office:value="0.735787696601274" calcext:value-type="float">
            <text:p>0.7357876966</text:p>
          </table:table-cell>
          <table:table-cell office:value-type="float" office:value="0.979912663755458" calcext:value-type="float">
            <text:p>0.9799126638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53832967032967" calcext:value-type="float">
            <text:p>0.5383296703</text:p>
          </table:table-cell>
          <table:table-cell office:value-type="float" office:value="0.924867246638798" calcext:value-type="float">
            <text:p>0.9248672466</text:p>
          </table:table-cell>
          <table:table-cell office:value-type="float" office:value="0.904306220095694" calcext:value-type="float">
            <text:p>0.9043062201</text:p>
          </table:table-cell>
          <table:table-cell office:value-type="float" office:value="0.625827814569536" calcext:value-type="float">
            <text:p>0.6258278146</text:p>
          </table:table-cell>
          <table:table-cell office:value-type="float" office:value="0.884569157530372" calcext:value-type="float">
            <text:p>0.8845691575</text:p>
          </table:table-cell>
          <table:table-cell office:value-type="float" office:value="0.865892291446674" calcext:value-type="float">
            <text:p>0.865892291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523404255319149" calcext:value-type="float">
            <text:p>0.5234042553</text:p>
          </table:table-cell>
          <table:table-cell office:value-type="float" office:value="0.76350406406885" calcext:value-type="float">
            <text:p>0.7635040641</text:p>
          </table:table-cell>
          <table:table-cell office:value-type="float" office:value="0.958406906023151" calcext:value-type="float">
            <text:p>0.958406906</text:p>
          </table:table-cell>
          <table:table-cell office:value-type="float" office:value="0.887298747763864" calcext:value-type="float">
            <text:p>0.8872987478</text:p>
          </table:table-cell>
          <table:table-cell office:value-type="float" office:value="0.768992248062015" calcext:value-type="float">
            <text:p>0.7689922481</text:p>
          </table:table-cell>
          <table:table-cell office:value-type="float" office:value="0.936126695083475" calcext:value-type="float">
            <text:p>0.9361266951</text:p>
          </table:table-cell>
          <table:table-cell office:value-type="float" office:value="0.708553326293559" calcext:value-type="float">
            <text:p>0.7085533263</text:p>
          </table:table-cell>
          <table:table-cell office:value-type="float" office:value="0.929936305732484" calcext:value-type="float">
            <text:p>0.9299363057</text:p>
          </table:table-cell>
          <table:table-cell office:value-type="float" office:value="0.534798534798535" calcext:value-type="float">
            <text:p>0.5347985348</text:p>
          </table:table-cell>
          <table:table-cell office:value-type="float" office:value="0.771532706694801" calcext:value-type="float">
            <text:p>0.7715327067</text:p>
          </table:table-cell>
          <table:table-cell office:value-type="float" office:value="0.967235628801256" calcext:value-type="float">
            <text:p>0.9672356288</text:p>
          </table:table-cell>
          <table:table-cell office:value-type="float" office:value="0.84640171858217" calcext:value-type="float">
            <text:p>0.8464017186</text:p>
          </table:table-cell>
          <table:table-cell office:value-type="float" office:value="0.804902962206333" calcext:value-type="float">
            <text:p>0.8049029622</text:p>
          </table:table-cell>
          <table:table-cell office:value-type="float" office:value="0.953906646189624" calcext:value-type="float">
            <text:p>0.9539066462</text:p>
          </table:table-cell>
          <table:table-cell office:value-type="float" office:value="0.665961945031712" calcext:value-type="float">
            <text:p>0.665961945</text:p>
          </table:table-cell>
          <table:table-cell office:value-type="float" office:value="0.992405063291139" calcext:value-type="float">
            <text:p>0.9924050633</text:p>
          </table:table-cell>
          <table:table-cell office:value-type="float" office:value="0.556028368794326" calcext:value-type="float">
            <text:p>0.5560283688</text:p>
          </table:table-cell>
          <table:table-cell office:value-type="float" office:value="0.807992701803949" calcext:value-type="float">
            <text:p>0.8079927018</text:p>
          </table:table-cell>
          <table:table-cell office:value-type="float" office:value="0.973222167729279" calcext:value-type="float">
            <text:p>0.9732221677</text:p>
          </table:table-cell>
          <table:table-cell office:value-type="float" office:value="0.85473411154345" calcext:value-type="float">
            <text:p>0.8547341115</text:p>
          </table:table-cell>
          <table:table-cell office:value-type="float" office:value="0.803658536585366" calcext:value-type="float">
            <text:p>0.8036585366</text:p>
          </table:table-cell>
          <table:table-cell office:value-type="float" office:value="0.959164097560976" calcext:value-type="float">
            <text:p>0.9591640976</text:p>
          </table:table-cell>
          <table:table-cell office:value-type="float" office:value="2.28275295639509" calcext:value-type="float">
            <text:p>2.2827529564</text:p>
          </table:table-cell>
          <table:table-cell office:value-type="float" office:value="2.7369927581458" calcext:value-type="float">
            <text:p>2.7369927581</text:p>
          </table:table-cell>
          <table:table-cell office:value-type="float" office:value="0.111724893025187" calcext:value-type="float">
            <text:p>0.111724893</text:p>
          </table:table-cell>
          <table:table-cell office:value-type="float" office:value="0.40580338498344" calcext:value-type="float">
            <text:p>0.405803385</text:p>
          </table:table-cell>
          <table:table-cell office:value-type="float" office:value="0.228040931128734" calcext:value-type="float">
            <text:p>0.2280409311</text:p>
          </table:table-cell>
          <table:table-cell office:value-type="float" office:value="0.104883049976891" calcext:value-type="float">
            <text:p>0.10488305</text:p>
          </table:table-cell>
          <table:table-cell office:value-type="float" office:value="0.0555906400709387" calcext:value-type="float">
            <text:p>0.0555906401</text:p>
          </table:table-cell>
          <table:table-cell office:value-type="float" office:value="0.0368501414606652" calcext:value-type="float">
            <text:p>0.0368501415</text:p>
          </table:table-cell>
          <table:table-cell office:value-type="float" office:value="0.148147624117954" calcext:value-type="float">
            <text:p>0.1481476241</text:p>
          </table:table-cell>
          <table:table-cell office:value-type="float" office:value="0.0833424961382207" calcext:value-type="float">
            <text:p>0.0833424961</text:p>
          </table:table-cell>
        </table:table-row>
        <table:table-row table:style-name="ro1">
          <table:table-cell office:value-type="float" office:value="11.2014814853668" calcext:value-type="float">
            <text:p>11.2014814854</text:p>
          </table:table-cell>
          <table:table-cell office:value-type="float" office:value="2.98718276023865" calcext:value-type="float">
            <text:p>2.9871827602</text:p>
          </table:table-cell>
          <table:table-cell office:value-type="float" office:value="0.923256440175927" calcext:value-type="float">
            <text:p>0.9232564402</text:p>
          </table:table-cell>
          <table:table-cell office:value-type="float" office:value="0.244813847323358" calcext:value-type="float">
            <text:p>0.2448138473</text:p>
          </table:table-cell>
          <table:table-cell office:value-type="float" office:value="0.151949411798885" calcext:value-type="float">
            <text:p>0.1519494118</text:p>
          </table:table-cell>
          <table:table-cell office:value-type="float" office:value="0.602990280777918" calcext:value-type="float">
            <text:p>0.6029902808</text:p>
          </table:table-cell>
          <table:table-cell office:value-type="float" office:value="0.92970710214189" calcext:value-type="float">
            <text:p>0.9297071021</text:p>
          </table:table-cell>
          <table:table-cell office:value-type="float" office:value="0.888549439647971" calcext:value-type="float">
            <text:p>0.8885494396</text:p>
          </table:table-cell>
          <table:table-cell office:value-type="float" office:value="0.685464068973575" calcext:value-type="float">
            <text:p>0.685464069</text:p>
          </table:table-cell>
          <table:table-cell office:value-type="float" office:value="0.894302693928333" calcext:value-type="float">
            <text:p>0.894302693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9829db80d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1, 'SVM__class_weight': 'balanced', 'SVM__dual': False, 'SVM__loss': 'squared_hinge', 'SVM__penalty': 'l1', 'TFIDF__tokenizer': &lt;function tokenizer5 at 0x7f9829db80d0&gt;, 'TFIDF__use_idf': True}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8436200299451" calcext:value-type="float">
            <text:p>0.98436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675797561383" calcext:value-type="float">
            <text:p>0.5426757976</text:p>
          </table:table-cell>
          <table:table-cell office:value-type="float" office:value="0.824366471734893" calcext:value-type="float">
            <text:p>0.8243664717</text:p>
          </table:table-cell>
          <table:table-cell office:value-type="float" office:value="0.949101796407186" calcext:value-type="float">
            <text:p>0.9491017964</text:p>
          </table:table-cell>
          <table:table-cell office:value-type="float" office:value="0.42238507661559" calcext:value-type="float">
            <text:p>0.4223850766</text:p>
          </table:table-cell>
          <table:table-cell office:value-type="float" office:value="0.735805320564283" calcext:value-type="float">
            <text:p>0.7358053206</text:p>
          </table:table-cell>
          <table:table-cell office:value-type="float" office:value="0.979039301310043" calcext:value-type="float">
            <text:p>0.9790393013</text:p>
          </table:table-cell>
          <table:table-cell office:value-type="float" office:value="0.0285714285714286" calcext:value-type="float">
            <text:p>0.0285714286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536879120879121" calcext:value-type="float">
            <text:p>0.5368791209</text:p>
          </table:table-cell>
          <table:table-cell office:value-type="float" office:value="0.925206191390803" calcext:value-type="float">
            <text:p>0.9252061914</text:p>
          </table:table-cell>
          <table:table-cell office:value-type="float" office:value="0.905353728489484" calcext:value-type="float">
            <text:p>0.9053537285</text:p>
          </table:table-cell>
          <table:table-cell office:value-type="float" office:value="0.627152317880795" calcext:value-type="float">
            <text:p>0.6271523179</text:p>
          </table:table-cell>
          <table:table-cell office:value-type="float" office:value="0.885613234568436" calcext:value-type="float">
            <text:p>0.8856132346</text:p>
          </table:table-cell>
          <table:table-cell office:value-type="float" office:value="0.866948257655755" calcext:value-type="float">
            <text:p>0.8669482577</text:p>
          </table:table-cell>
          <table:table-cell office:value-type="float" office:value="0.892086330935252" calcext:value-type="float">
            <text:p>0.8920863309</text:p>
          </table:table-cell>
          <table:table-cell office:value-type="float" office:value="0.527659574468085" calcext:value-type="float">
            <text:p>0.5276595745</text:p>
          </table:table-cell>
          <table:table-cell office:value-type="float" office:value="0.763175352617739" calcext:value-type="float">
            <text:p>0.7631753526</text:p>
          </table:table-cell>
          <table:table-cell office:value-type="float" office:value="0.958406906023151" calcext:value-type="float">
            <text:p>0.958406906</text:p>
          </table:table-cell>
          <table:table-cell office:value-type="float" office:value="0.887298747763864" calcext:value-type="float">
            <text:p>0.8872987478</text:p>
          </table:table-cell>
          <table:table-cell office:value-type="float" office:value="0.768992248062015" calcext:value-type="float">
            <text:p>0.7689922481</text:p>
          </table:table-cell>
          <table:table-cell office:value-type="float" office:value="0.936636090738767" calcext:value-type="float">
            <text:p>0.9366360907</text:p>
          </table:table-cell>
          <table:table-cell office:value-type="float" office:value="0.708553326293559" calcext:value-type="float">
            <text:p>0.7085533263</text:p>
          </table:table-cell>
          <table:table-cell office:value-type="float" office:value="0.929936305732484" calcext:value-type="float">
            <text:p>0.9299363057</text:p>
          </table:table-cell>
          <table:table-cell office:value-type="float" office:value="0.534798534798535" calcext:value-type="float">
            <text:p>0.5347985348</text:p>
          </table:table-cell>
          <table:table-cell office:value-type="float" office:value="0.770521041718049" calcext:value-type="float">
            <text:p>0.7705210417</text:p>
          </table:table-cell>
          <table:table-cell office:value-type="float" office:value="0.967824210319796" calcext:value-type="float">
            <text:p>0.9678242103</text:p>
          </table:table-cell>
          <table:table-cell office:value-type="float" office:value="0.848128342245989" calcext:value-type="float">
            <text:p>0.8481283422</text:p>
          </table:table-cell>
          <table:table-cell office:value-type="float" office:value="0.810010214504596" calcext:value-type="float">
            <text:p>0.8100102145</text:p>
          </table:table-cell>
          <table:table-cell office:value-type="float" office:value="0.952024417266115" calcext:value-type="float">
            <text:p>0.9520244173</text:p>
          </table:table-cell>
          <table:table-cell office:value-type="float" office:value="0.671247357293869" calcext:value-type="float">
            <text:p>0.6712473573</text:p>
          </table:table-cell>
          <table:table-cell office:value-type="float" office:value="0.990049751243781" calcext:value-type="float">
            <text:p>0.9900497512</text:p>
          </table:table-cell>
          <table:table-cell office:value-type="float" office:value="0.564539007092199" calcext:value-type="float">
            <text:p>0.5645390071</text:p>
          </table:table-cell>
          <table:table-cell office:value-type="float" office:value="0.818210176274977" calcext:value-type="float">
            <text:p>0.8182101763</text:p>
          </table:table-cell>
          <table:table-cell office:value-type="float" office:value="0.972731731240804" calcext:value-type="float">
            <text:p>0.9727317312</text:p>
          </table:table-cell>
          <table:table-cell office:value-type="float" office:value="0.852864583333333" calcext:value-type="float">
            <text:p>0.8528645833</text:p>
          </table:table-cell>
          <table:table-cell office:value-type="float" office:value="0.798780487804878" calcext:value-type="float">
            <text:p>0.7987804878</text:p>
          </table:table-cell>
          <table:table-cell office:value-type="float" office:value="0.961434406504065" calcext:value-type="float">
            <text:p>0.9614344065</text:p>
          </table:table-cell>
          <table:table-cell office:value-type="float" office:value="2.22449469772514" calcext:value-type="float">
            <text:p>2.2244946977</text:p>
          </table:table-cell>
          <table:table-cell office:value-type="float" office:value="2.66318086274084" calcext:value-type="float">
            <text:p>2.6631808627</text:p>
          </table:table-cell>
          <table:table-cell office:value-type="float" office:value="0.110610343745217" calcext:value-type="float">
            <text:p>0.1106103437</text:p>
          </table:table-cell>
          <table:table-cell office:value-type="float" office:value="0.405730678518481" calcext:value-type="float">
            <text:p>0.4057306785</text:p>
          </table:table-cell>
          <table:table-cell office:value-type="float" office:value="0.22992230115337" calcext:value-type="float">
            <text:p>0.2299223012</text:p>
          </table:table-cell>
          <table:table-cell office:value-type="float" office:value="0.106587863848352" calcext:value-type="float">
            <text:p>0.1065878638</text:p>
          </table:table-cell>
          <table:table-cell office:value-type="float" office:value="0.0552170589580811" calcext:value-type="float">
            <text:p>0.055217059</text:p>
          </table:table-cell>
          <table:table-cell office:value-type="float" office:value="0.0370346063787101" calcext:value-type="float">
            <text:p>0.0370346064</text:p>
          </table:table-cell>
          <table:table-cell office:value-type="float" office:value="0.146928640081378" calcext:value-type="float">
            <text:p>0.1469286401</text:p>
          </table:table-cell>
          <table:table-cell office:value-type="float" office:value="0.0834595767197681" calcext:value-type="float">
            <text:p>0.0834595767</text:p>
          </table:table-cell>
        </table:table-row>
        <table:table-row table:style-name="ro1">
          <table:table-cell office:value-type="float" office:value="11.186510515213" calcext:value-type="float">
            <text:p>11.1865105152</text:p>
          </table:table-cell>
          <table:table-cell office:value-type="float" office:value="2.87728567123413" calcext:value-type="float">
            <text:p>2.8772856712</text:p>
          </table:table-cell>
          <table:table-cell office:value-type="float" office:value="0.924243784220447" calcext:value-type="float">
            <text:p>0.9242437842</text:p>
          </table:table-cell>
          <table:table-cell office:value-type="float" office:value="0.244978708553703" calcext:value-type="float">
            <text:p>0.2449787086</text:p>
          </table:table-cell>
          <table:table-cell office:value-type="float" office:value="0.153153831484399" calcext:value-type="float">
            <text:p>0.1531538315</text:p>
          </table:table-cell>
          <table:table-cell office:value-type="float" office:value="0.602956728743149" calcext:value-type="float">
            <text:p>0.6029567287</text:p>
          </table:table-cell>
          <table:table-cell office:value-type="float" office:value="0.929301088015427" calcext:value-type="float">
            <text:p>0.929301088</text:p>
          </table:table-cell>
          <table:table-cell office:value-type="float" office:value="0.887982973127855" calcext:value-type="float">
            <text:p>0.8879829731</text:p>
          </table:table-cell>
          <table:table-cell office:value-type="float" office:value="0.683490497110122" calcext:value-type="float">
            <text:p>0.6834904971</text:p>
          </table:table-cell>
          <table:table-cell office:value-type="float" office:value="0.893588910950229" calcext:value-type="float">
            <text:p>0.89358891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9829db815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1, 'SVM__class_weight': 'balanced', 'SVM__dual': False, 'SVM__loss': 'squared_hinge', 'SVM__penalty': 'l1', 'TFIDF__tokenizer': &lt;function tokenizer4 at 0x7f9829db8158&gt;, 'TFIDF__use_idf': True}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98436200299451" calcext:value-type="float">
            <text:p>0.98436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675797561383" calcext:value-type="float">
            <text:p>0.5426757976</text:p>
          </table:table-cell>
          <table:table-cell office:value-type="float" office:value="0.823391812865497" calcext:value-type="float">
            <text:p>0.8233918129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419053964023984" calcext:value-type="float">
            <text:p>0.419053964</text:p>
          </table:table-cell>
          <table:table-cell office:value-type="float" office:value="0.735800730990582" calcext:value-type="float">
            <text:p>0.735800731</text:p>
          </table:table-cell>
          <table:table-cell office:value-type="float" office:value="0.980349344978166" calcext:value-type="float">
            <text:p>0.98034934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536717948717949" calcext:value-type="float">
            <text:p>0.5367179487</text:p>
          </table:table-cell>
          <table:table-cell office:value-type="float" office:value="0.924641283470794" calcext:value-type="float">
            <text:p>0.9246412835</text:p>
          </table:table-cell>
          <table:table-cell office:value-type="float" office:value="0.904122722914669" calcext:value-type="float">
            <text:p>0.9041227229</text:p>
          </table:table-cell>
          <table:table-cell office:value-type="float" office:value="0.624503311258278" calcext:value-type="float">
            <text:p>0.6245033113</text:p>
          </table:table-cell>
          <table:table-cell office:value-type="float" office:value="0.885636238814749" calcext:value-type="float">
            <text:p>0.8856362388</text:p>
          </table:table-cell>
          <table:table-cell office:value-type="float" office:value="0.866948257655755" calcext:value-type="float">
            <text:p>0.8669482577</text:p>
          </table:table-cell>
          <table:table-cell office:value-type="float" office:value="0.892086330935252" calcext:value-type="float">
            <text:p>0.8920863309</text:p>
          </table:table-cell>
          <table:table-cell office:value-type="float" office:value="0.527659574468085" calcext:value-type="float">
            <text:p>0.5276595745</text:p>
          </table:table-cell>
          <table:table-cell office:value-type="float" office:value="0.762912383456849" calcext:value-type="float">
            <text:p>0.7629123835</text:p>
          </table:table-cell>
          <table:table-cell office:value-type="float" office:value="0.958308809103394" calcext:value-type="float">
            <text:p>0.9583088091</text:p>
          </table:table-cell>
          <table:table-cell office:value-type="float" office:value="0.88650580875782" calcext:value-type="float">
            <text:p>0.8865058088</text:p>
          </table:table-cell>
          <table:table-cell office:value-type="float" office:value="0.768992248062015" calcext:value-type="float">
            <text:p>0.7689922481</text:p>
          </table:table-cell>
          <table:table-cell office:value-type="float" office:value="0.93678265843415" calcext:value-type="float">
            <text:p>0.9367826584</text:p>
          </table:table-cell>
          <table:table-cell office:value-type="float" office:value="0.708553326293559" calcext:value-type="float">
            <text:p>0.7085533263</text:p>
          </table:table-cell>
          <table:table-cell office:value-type="float" office:value="0.929936305732484" calcext:value-type="float">
            <text:p>0.9299363057</text:p>
          </table:table-cell>
          <table:table-cell office:value-type="float" office:value="0.534798534798535" calcext:value-type="float">
            <text:p>0.5347985348</text:p>
          </table:table-cell>
          <table:table-cell office:value-type="float" office:value="0.771372849926466" calcext:value-type="float">
            <text:p>0.7713728499</text:p>
          </table:table-cell>
          <table:table-cell office:value-type="float" office:value="0.967235628801256" calcext:value-type="float">
            <text:p>0.9672356288</text:p>
          </table:table-cell>
          <table:table-cell office:value-type="float" office:value="0.84640171858217" calcext:value-type="float">
            <text:p>0.8464017186</text:p>
          </table:table-cell>
          <table:table-cell office:value-type="float" office:value="0.804902962206333" calcext:value-type="float">
            <text:p>0.8049029622</text:p>
          </table:table-cell>
          <table:table-cell office:value-type="float" office:value="0.95087510537345" calcext:value-type="float">
            <text:p>0.9508751054</text:p>
          </table:table-cell>
          <table:table-cell office:value-type="float" office:value="0.679704016913319" calcext:value-type="float">
            <text:p>0.6797040169</text:p>
          </table:table-cell>
          <table:table-cell office:value-type="float" office:value="0.985507246376812" calcext:value-type="float">
            <text:p>0.9855072464</text:p>
          </table:table-cell>
          <table:table-cell office:value-type="float" office:value="0.578723404255319" calcext:value-type="float">
            <text:p>0.5787234043</text:p>
          </table:table-cell>
          <table:table-cell office:value-type="float" office:value="0.817615726435361" calcext:value-type="float">
            <text:p>0.8176157264</text:p>
          </table:table-cell>
          <table:table-cell office:value-type="float" office:value="0.972927905836194" calcext:value-type="float">
            <text:p>0.9729279058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958849821138211" calcext:value-type="float">
            <text:p>0.9588498211</text:p>
          </table:table-cell>
          <table:table-cell office:value-type="float" office:value="2.36678783239963" calcext:value-type="float">
            <text:p>2.3667878324</text:p>
          </table:table-cell>
          <table:table-cell office:value-type="float" office:value="2.74674132335366" calcext:value-type="float">
            <text:p>2.7467413234</text:p>
          </table:table-cell>
          <table:table-cell office:value-type="float" office:value="0.10912479523189" calcext:value-type="float">
            <text:p>0.1091247952</text:p>
          </table:table-cell>
          <table:table-cell office:value-type="float" office:value="0.404731487610423" calcext:value-type="float">
            <text:p>0.4047314876</text:p>
          </table:table-cell>
          <table:table-cell office:value-type="float" office:value="0.232107216538547" calcext:value-type="float">
            <text:p>0.2321072165</text:p>
          </table:table-cell>
          <table:table-cell office:value-type="float" office:value="0.106587180292413" calcext:value-type="float">
            <text:p>0.1065871803</text:p>
          </table:table-cell>
          <table:table-cell office:value-type="float" office:value="0.055537851671978" calcext:value-type="float">
            <text:p>0.0555378517</text:p>
          </table:table-cell>
          <table:table-cell office:value-type="float" office:value="0.0369430754268142" calcext:value-type="float">
            <text:p>0.0369430754</text:p>
          </table:table-cell>
          <table:table-cell office:value-type="float" office:value="0.147670016242676" calcext:value-type="float">
            <text:p>0.1476700162</text:p>
          </table:table-cell>
          <table:table-cell office:value-type="float" office:value="0.082905668106392" calcext:value-type="float">
            <text:p>0.0829056681</text:p>
          </table:table-cell>
        </table:table-row>
        <table:table-row table:style-name="ro1">
          <table:table-cell office:value-type="float" office:value="11.2107174873352" calcext:value-type="float">
            <text:p>11.2107174873</text:p>
          </table:table-cell>
          <table:table-cell office:value-type="float" office:value="2.92716670036316" calcext:value-type="float">
            <text:p>2.9271667004</text:p>
          </table:table-cell>
          <table:table-cell office:value-type="float" office:value="0.92343595727493" calcext:value-type="float">
            <text:p>0.9234359573</text:p>
          </table:table-cell>
          <table:table-cell office:value-type="float" office:value="0.2450749048559" calcext:value-type="float">
            <text:p>0.2450749049</text:p>
          </table:table-cell>
          <table:table-cell office:value-type="float" office:value="0.151893663002334" calcext:value-type="float">
            <text:p>0.151893663</text:p>
          </table:table-cell>
          <table:table-cell office:value-type="float" office:value="0.602965917684559" calcext:value-type="float">
            <text:p>0.6029659177</text:p>
          </table:table-cell>
          <table:table-cell office:value-type="float" office:value="0.929551902932724" calcext:value-type="float">
            <text:p>0.9295519029</text:p>
          </table:table-cell>
          <table:table-cell office:value-type="float" office:value="0.889117591413368" calcext:value-type="float">
            <text:p>0.8891175914</text:p>
          </table:table-cell>
          <table:table-cell office:value-type="float" office:value="0.683470189168498" calcext:value-type="float">
            <text:p>0.6834701892</text:p>
          </table:table-cell>
          <table:table-cell office:value-type="float" office:value="0.893787977795549" calcext:value-type="float">
            <text:p>0.893787977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9829db8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0.1, 'SVM__class_weight': 'balanced', 'SVM__dual': False, 'SVM__loss': 'squared_hinge', 'SVM__penalty': 'l1', 'TFIDF__tokenizer': &lt;function tokenizer3 at 0x7f9829db81e0&gt;, 'TFIDF__use_idf': True}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984195641324239" calcext:value-type="float">
            <text:p>0.984195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675797561383" calcext:value-type="float">
            <text:p>0.5426757976</text:p>
          </table:table-cell>
          <table:table-cell office:value-type="float" office:value="0.824366471734893" calcext:value-type="float">
            <text:p>0.8243664717</text:p>
          </table:table-cell>
          <table:table-cell office:value-type="float" office:value="0.949101796407186" calcext:value-type="float">
            <text:p>0.9491017964</text:p>
          </table:table-cell>
          <table:table-cell office:value-type="float" office:value="0.42238507661559" calcext:value-type="float">
            <text:p>0.4223850766</text:p>
          </table:table-cell>
          <table:table-cell office:value-type="float" office:value="0.735803301151855" calcext:value-type="float">
            <text:p>0.7358033012</text:p>
          </table:table-cell>
          <table:table-cell office:value-type="float" office:value="0.980349344978166" calcext:value-type="float">
            <text:p>0.98034934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538754578754579" calcext:value-type="float">
            <text:p>0.5387545788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904807692307692" calcext:value-type="float">
            <text:p>0.9048076923</text:p>
          </table:table-cell>
          <table:table-cell office:value-type="float" office:value="0.62317880794702" calcext:value-type="float">
            <text:p>0.6231788079</text:p>
          </table:table-cell>
          <table:table-cell office:value-type="float" office:value="0.884537583074648" calcext:value-type="float">
            <text:p>0.8845375831</text:p>
          </table:table-cell>
          <table:table-cell office:value-type="float" office:value="0.866948257655755" calcext:value-type="float">
            <text:p>0.8669482577</text:p>
          </table:table-cell>
          <table:table-cell office:value-type="float" office:value="0.892086330935252" calcext:value-type="float">
            <text:p>0.8920863309</text:p>
          </table:table-cell>
          <table:table-cell office:value-type="float" office:value="0.527659574468085" calcext:value-type="float">
            <text:p>0.5276595745</text:p>
          </table:table-cell>
          <table:table-cell office:value-type="float" office:value="0.762171288548888" calcext:value-type="float">
            <text:p>0.7621712885</text:p>
          </table:table-cell>
          <table:table-cell office:value-type="float" office:value="0.958505002942908" calcext:value-type="float">
            <text:p>0.9585050029</text:p>
          </table:table-cell>
          <table:table-cell office:value-type="float" office:value="0.886708296164139" calcext:value-type="float">
            <text:p>0.8867082962</text:p>
          </table:table-cell>
          <table:table-cell office:value-type="float" office:value="0.770542635658915" calcext:value-type="float">
            <text:p>0.7705426357</text:p>
          </table:table-cell>
          <table:table-cell office:value-type="float" office:value="0.936297509350383" calcext:value-type="float">
            <text:p>0.9362975094</text:p>
          </table:table-cell>
          <table:table-cell office:value-type="float" office:value="0.703273495248152" calcext:value-type="float">
            <text:p>0.7032734952</text:p>
          </table:table-cell>
          <table:table-cell office:value-type="float" office:value="0.928802588996764" calcext:value-type="float">
            <text:p>0.928802589</text:p>
          </table:table-cell>
          <table:table-cell office:value-type="float" office:value="0.525641025641026" calcext:value-type="float">
            <text:p>0.5256410256</text:p>
          </table:table-cell>
          <table:table-cell office:value-type="float" office:value="0.761123747408037" calcext:value-type="float">
            <text:p>0.7611237474</text:p>
          </table:table-cell>
          <table:table-cell office:value-type="float" office:value="0.967529919560526" calcext:value-type="float">
            <text:p>0.9675299196</text:p>
          </table:table-cell>
          <table:table-cell office:value-type="float" office:value="0.849137931034483" calcext:value-type="float">
            <text:p>0.849137931</text:p>
          </table:table-cell>
          <table:table-cell office:value-type="float" office:value="0.804902962206333" calcext:value-type="float">
            <text:p>0.8049029622</text:p>
          </table:table-cell>
          <table:table-cell office:value-type="float" office:value="0.952119966945575" calcext:value-type="float">
            <text:p>0.9521199669</text:p>
          </table:table-cell>
          <table:table-cell office:value-type="float" office:value="0.676532769556025" calcext:value-type="float">
            <text:p>0.6765327696</text:p>
          </table:table-cell>
          <table:table-cell office:value-type="float" office:value="0.987775061124694" calcext:value-type="float">
            <text:p>0.9877750611</text:p>
          </table:table-cell>
          <table:table-cell office:value-type="float" office:value="0.573049645390071" calcext:value-type="float">
            <text:p>0.5730496454</text:p>
          </table:table-cell>
          <table:table-cell office:value-type="float" office:value="0.82379565051058" calcext:value-type="float">
            <text:p>0.8237956505</text:p>
          </table:table-cell>
          <table:table-cell office:value-type="float" office:value="0.972829818538499" calcext:value-type="float">
            <text:p>0.9728298185</text:p>
          </table:table-cell>
          <table:table-cell office:value-type="float" office:value="0.855832241153342" calcext:value-type="float">
            <text:p>0.8558322412</text:p>
          </table:table-cell>
          <table:table-cell office:value-type="float" office:value="0.796341463414634" calcext:value-type="float">
            <text:p>0.7963414634</text:p>
          </table:table-cell>
          <table:table-cell office:value-type="float" office:value="0.960181528455284" calcext:value-type="float">
            <text:p>0.9601815285</text:p>
          </table:table-cell>
          <table:table-cell office:value-type="float" office:value="2.29996159593016" calcext:value-type="float">
            <text:p>2.2999615959</text:p>
          </table:table-cell>
          <table:table-cell office:value-type="float" office:value="2.82336837851775" calcext:value-type="float">
            <text:p>2.8233683785</text:p>
          </table:table-cell>
          <table:table-cell office:value-type="float" office:value="0.110568134464916" calcext:value-type="float">
            <text:p>0.1105681345</text:p>
          </table:table-cell>
          <table:table-cell office:value-type="float" office:value="0.404921345986491" calcext:value-type="float">
            <text:p>0.404921346</text:p>
          </table:table-cell>
          <table:table-cell office:value-type="float" office:value="0.229951814855238" calcext:value-type="float">
            <text:p>0.2299518149</text:p>
          </table:table-cell>
          <table:table-cell office:value-type="float" office:value="0.105972291732096" calcext:value-type="float">
            <text:p>0.1059722917</text:p>
          </table:table-cell>
          <table:table-cell office:value-type="float" office:value="0.0552137686272261" calcext:value-type="float">
            <text:p>0.0552137686</text:p>
          </table:table-cell>
          <table:table-cell office:value-type="float" office:value="0.0362115357430639" calcext:value-type="float">
            <text:p>0.0362115357</text:p>
          </table:table-cell>
          <table:table-cell office:value-type="float" office:value="0.146197086497502" calcext:value-type="float">
            <text:p>0.1461970865</text:p>
          </table:table-cell>
          <table:table-cell office:value-type="float" office:value="0.0832616510250934" calcext:value-type="float">
            <text:p>0.083261651</text:p>
          </table:table-cell>
        </table:table-row>
        <table:table-row table:style-name="ro1">
          <table:table-cell office:value-type="float" office:value="12.3319259643555" calcext:value-type="float">
            <text:p>12.3319259644</text:p>
          </table:table-cell>
          <table:table-cell office:value-type="float" office:value="2.84917793273926" calcext:value-type="float">
            <text:p>2.8491779327</text:p>
          </table:table-cell>
          <table:table-cell office:value-type="float" office:value="0.921191993537384" calcext:value-type="float">
            <text:p>0.9211919935</text:p>
          </table:table-cell>
          <table:table-cell office:value-type="float" office:value="0.260858626558606" calcext:value-type="float">
            <text:p>0.2608586266</text:p>
          </table:table-cell>
          <table:table-cell office:value-type="float" office:value="0.324145099133879" calcext:value-type="float">
            <text:p>0.3241450991</text:p>
          </table:table-cell>
          <table:table-cell office:value-type="float" office:value="0.608309009874815" calcext:value-type="float">
            <text:p>0.6083090099</text:p>
          </table:table-cell>
          <table:table-cell office:value-type="float" office:value="0.990938992890391" calcext:value-type="float">
            <text:p>0.9909389929</text:p>
          </table:table-cell>
          <table:table-cell office:value-type="float" office:value="0.940819145991056" calcext:value-type="float">
            <text:p>0.940819146</text:p>
          </table:table-cell>
          <table:table-cell office:value-type="float" office:value="0.99609549385132" calcext:value-type="float">
            <text:p>0.9960954939</text:p>
          </table:table-cell>
          <table:table-cell office:value-type="float" office:value="0.99833214964249" calcext:value-type="float">
            <text:p>0.9983321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981c8c2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1.0, 'SVM__class_weight': 'balanced', 'SVM__dual': False, 'SVM__loss': 'squared_hinge', 'SVM__penalty': 'l1', 'TFIDF__tokenizer': &lt;function tokenizer6 at 0x7f981c8c2730&gt;, 'TFIDF__use_idf': True}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65064049243054" calcext:value-type="float">
            <text:p>0.9650640492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0.25" calcext:value-type="float">
            <text:p>0.25</text:p>
          </table:table-cell>
          <table:table-cell office:value-type="float" office:value="0.512053894549301" calcext:value-type="float">
            <text:p>0.5120538945</text:p>
          </table:table-cell>
          <table:table-cell office:value-type="float" office:value="0.987329434697856" calcext:value-type="float">
            <text:p>0.9873294347</text:p>
          </table:table-cell>
          <table:table-cell office:value-type="float" office:value="0.969895287958115" calcext:value-type="float">
            <text:p>0.969895288</text:p>
          </table:table-cell>
          <table:table-cell office:value-type="float" office:value="0.987341772151899" calcext:value-type="float">
            <text:p>0.9873417722</text:p>
          </table:table-cell>
          <table:table-cell office:value-type="float" office:value="0.997833170464661" calcext:value-type="float">
            <text:p>0.9978331705</text:p>
          </table:table-cell>
          <table:table-cell office:value-type="float" office:value="0.973799126637555" calcext:value-type="float">
            <text:p>0.9737991266</text:p>
          </table:table-cell>
          <table:table-cell office:value-type="float" office:value="0.0408163265306122" calcext:value-type="float">
            <text:p>0.040816326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564864468864469" calcext:value-type="float">
            <text:p>0.5648644689</text:p>
          </table:table-cell>
          <table:table-cell office:value-type="float" office:value="0.991300418031861" calcext:value-type="float">
            <text:p>0.991300418</text:p>
          </table:table-cell>
          <table:table-cell office:value-type="float" office:value="0.952621604548326" calcext:value-type="float">
            <text:p>0.9526216045</text:p>
          </table:table-cell>
          <table:table-cell office:value-type="float" office:value="0.998675496688742" calcext:value-type="float">
            <text:p>0.9986754967</text:p>
          </table:table-cell>
          <table:table-cell office:value-type="float" office:value="0.999186732233279" calcext:value-type="float">
            <text:p>0.9991867322</text:p>
          </table:table-cell>
          <table:table-cell office:value-type="float" office:value="0.890179514255544" calcext:value-type="float">
            <text:p>0.8901795143</text:p>
          </table:table-cell>
          <table:table-cell office:value-type="float" office:value="0.850267379679144" calcext:value-type="float">
            <text:p>0.8502673797</text:p>
          </table:table-cell>
          <table:table-cell office:value-type="float" office:value="0.676595744680851" calcext:value-type="float">
            <text:p>0.6765957447</text:p>
          </table:table-cell>
          <table:table-cell office:value-type="float" office:value="0.868216590963423" calcext:value-type="float">
            <text:p>0.868216591</text:p>
          </table:table-cell>
          <table:table-cell office:value-type="float" office:value="0.990484598783598" calcext:value-type="float">
            <text:p>0.9904845988</text:p>
          </table:table-cell>
          <table:table-cell office:value-type="float" office:value="0.932559825960841" calcext:value-type="float">
            <text:p>0.932559826</text:p>
          </table:table-cell>
          <table:table-cell office:value-type="float" office:value="0.996899224806202" calcext:value-type="float">
            <text:p>0.9968992248</text:p>
          </table:table-cell>
          <table:table-cell office:value-type="float" office:value="0.997616044004262" calcext:value-type="float">
            <text:p>0.997616044</text:p>
          </table:table-cell>
          <table:table-cell office:value-type="float" office:value="0.740232312565998" calcext:value-type="float">
            <text:p>0.7402323126</text:p>
          </table:table-cell>
          <table:table-cell office:value-type="float" office:value="0.943786982248521" calcext:value-type="float">
            <text:p>0.9437869822</text:p>
          </table:table-cell>
          <table:table-cell office:value-type="float" office:value="0.584249084249084" calcext:value-type="float">
            <text:p>0.5842490842</text:p>
          </table:table-cell>
          <table:table-cell office:value-type="float" office:value="0.841919925461072" calcext:value-type="float">
            <text:p>0.8419199255</text:p>
          </table:table-cell>
          <table:table-cell office:value-type="float" office:value="0.993329409456543" calcext:value-type="float">
            <text:p>0.9933294095</text:p>
          </table:table-cell>
          <table:table-cell office:value-type="float" office:value="0.93505253104107" calcext:value-type="float">
            <text:p>0.935052531</text:p>
          </table:table-cell>
          <table:table-cell office:value-type="float" office:value="1" calcext:value-type="float">
            <text:p>1</text:p>
          </table:table-cell>
          <table:table-cell office:value-type="float" office:value="0.999602947851712" calcext:value-type="float">
            <text:p>0.9996029479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984815618221258" calcext:value-type="float">
            <text:p>0.9848156182</text:p>
          </table:table-cell>
          <table:table-cell office:value-type="float" office:value="0.643971631205674" calcext:value-type="float">
            <text:p>0.6439716312</text:p>
          </table:table-cell>
          <table:table-cell office:value-type="float" office:value="0.831052647067479" calcext:value-type="float">
            <text:p>0.8310526471</text:p>
          </table:table-cell>
          <table:table-cell office:value-type="float" office:value="0.992251103482099" calcext:value-type="float">
            <text:p>0.9922511035</text:p>
          </table:table-cell>
          <table:table-cell office:value-type="float" office:value="0.913966480446927" calcext:value-type="float">
            <text:p>0.9139664804</text:p>
          </table:table-cell>
          <table:table-cell office:value-type="float" office:value="0.997560975609756" calcext:value-type="float">
            <text:p>0.9975609756</text:p>
          </table:table-cell>
          <table:table-cell office:value-type="float" office:value="0.997421853658537" calcext:value-type="float">
            <text:p>0.9974218537</text:p>
          </table:table-cell>
          <table:table-cell office:value-type="float" office:value="3.05088551403245" calcext:value-type="float">
            <text:p>3.050885514</text:p>
          </table:table-cell>
          <table:table-cell office:value-type="float" office:value="2.71654075349977" calcext:value-type="float">
            <text:p>2.7165407535</text:p>
          </table:table-cell>
          <table:table-cell office:value-type="float" office:value="0.0875536894670983" calcext:value-type="float">
            <text:p>0.0875536895</text:p>
          </table:table-cell>
          <table:table-cell office:value-type="float" office:value="0.390267672583895" calcext:value-type="float">
            <text:p>0.3902676726</text:p>
          </table:table-cell>
          <table:table-cell office:value-type="float" office:value="0.18826869963462" calcext:value-type="float">
            <text:p>0.1882686996</text:p>
          </table:table-cell>
          <table:table-cell office:value-type="float" office:value="0.141352562709941" calcext:value-type="float">
            <text:p>0.1413525627</text:p>
          </table:table-cell>
          <table:table-cell office:value-type="float" office:value="0.00203969301842604" calcext:value-type="float">
            <text:p>0.002039693</text:p>
          </table:table-cell>
          <table:table-cell office:value-type="float" office:value="0.0190118695653657" calcext:value-type="float">
            <text:p>0.0190118696</text:p>
          </table:table-cell>
          <table:table-cell office:value-type="float" office:value="0.00450161852513617" calcext:value-type="float">
            <text:p>0.0045016185</text:p>
          </table:table-cell>
          <table:table-cell office:value-type="float" office:value="0.000887205249809879" calcext:value-type="float">
            <text:p>0.0008872052</text:p>
          </table:table-cell>
        </table:table-row>
        <table:table-row table:style-name="ro1">
          <table:table-cell office:value-type="float" office:value="12.4752053260803" calcext:value-type="float">
            <text:p>12.4752053261</text:p>
          </table:table-cell>
          <table:table-cell office:value-type="float" office:value="2.86800694465637" calcext:value-type="float">
            <text:p>2.8680069447</text:p>
          </table:table-cell>
          <table:table-cell office:value-type="float" office:value="0.922717888878915" calcext:value-type="float">
            <text:p>0.9227178889</text:p>
          </table:table-cell>
          <table:table-cell office:value-type="float" office:value="0.255272784478292" calcext:value-type="float">
            <text:p>0.2552727845</text:p>
          </table:table-cell>
          <table:table-cell office:value-type="float" office:value="0.313458410973149" calcext:value-type="float">
            <text:p>0.313458411</text:p>
          </table:table-cell>
          <table:table-cell office:value-type="float" office:value="0.613190043640093" calcext:value-type="float">
            <text:p>0.6131900436</text:p>
          </table:table-cell>
          <table:table-cell office:value-type="float" office:value="0.990812600125675" calcext:value-type="float">
            <text:p>0.9908126001</text:p>
          </table:table-cell>
          <table:table-cell office:value-type="float" office:value="0.939900846630208" calcext:value-type="float">
            <text:p>0.9399008466</text:p>
          </table:table-cell>
          <table:table-cell office:value-type="float" office:value="0.996339396290344" calcext:value-type="float">
            <text:p>0.9963393963</text:p>
          </table:table-cell>
          <table:table-cell office:value-type="float" office:value="0.998508031266436" calcext:value-type="float">
            <text:p>0.9985080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9829db80d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1.0, 'SVM__class_weight': 'balanced', 'SVM__dual': False, 'SVM__loss': 'squared_hinge', 'SVM__penalty': 'l1', 'TFIDF__tokenizer': &lt;function tokenizer5 at 0x7f9829db80d0&gt;, 'TFIDF__use_idf': True}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64564964232241" calcext:value-type="float">
            <text:p>0.9645649642</text:p>
          </table:table-cell>
          <table:table-cell office:value-type="float" office:value="0.0298507462686567" calcext:value-type="float">
            <text:p>0.0298507463</text:p>
          </table:table-cell>
          <table:table-cell office:value-type="float" office:value="0.25" calcext:value-type="float">
            <text:p>0.25</text:p>
          </table:table-cell>
          <table:table-cell office:value-type="float" office:value="0.513842492066143" calcext:value-type="float">
            <text:p>0.5138424921</text:p>
          </table:table-cell>
          <table:table-cell office:value-type="float" office:value="0.987134502923976" calcext:value-type="float">
            <text:p>0.9871345029</text:p>
          </table:table-cell>
          <table:table-cell office:value-type="float" office:value="0.969260954872465" calcext:value-type="float">
            <text:p>0.9692609549</text:p>
          </table:table-cell>
          <table:table-cell office:value-type="float" office:value="0.987341772151899" calcext:value-type="float">
            <text:p>0.9873417722</text:p>
          </table:table-cell>
          <table:table-cell office:value-type="float" office:value="0.997822155487781" calcext:value-type="float">
            <text:p>0.9978221555</text:p>
          </table:table-cell>
          <table:table-cell office:value-type="float" office:value="0.973799126637555" calcext:value-type="float">
            <text:p>0.9737991266</text:p>
          </table:table-cell>
          <table:table-cell office:value-type="float" office:value="0.0212765957446808" calcext:value-type="float">
            <text:p>0.0212765957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573391941391941" calcext:value-type="float">
            <text:p>0.5733919414</text:p>
          </table:table-cell>
          <table:table-cell office:value-type="float" office:value="0.990961473279855" calcext:value-type="float">
            <text:p>0.9909614733</text:p>
          </table:table-cell>
          <table:table-cell office:value-type="float" office:value="0.950819672131148" calcext:value-type="float">
            <text:p>0.9508196721</text:p>
          </table:table-cell>
          <table:table-cell office:value-type="float" office:value="0.998675496688742" calcext:value-type="float">
            <text:p>0.9986754967</text:p>
          </table:table-cell>
          <table:table-cell office:value-type="float" office:value="0.99917910925754" calcext:value-type="float">
            <text:p>0.9991791093</text:p>
          </table:table-cell>
          <table:table-cell office:value-type="float" office:value="0.8870116156283" calcext:value-type="float">
            <text:p>0.8870116156</text:p>
          </table:table-cell>
          <table:table-cell office:value-type="float" office:value="0.840425531914894" calcext:value-type="float">
            <text:p>0.8404255319</text:p>
          </table:table-cell>
          <table:table-cell office:value-type="float" office:value="0.672340425531915" calcext:value-type="float">
            <text:p>0.6723404255</text:p>
          </table:table-cell>
          <table:table-cell office:value-type="float" office:value="0.868428759263686" calcext:value-type="float">
            <text:p>0.8684287593</text:p>
          </table:table-cell>
          <table:table-cell office:value-type="float" office:value="0.990582695703355" calcext:value-type="float">
            <text:p>0.9905826957</text:p>
          </table:table-cell>
          <table:table-cell office:value-type="float" office:value="0.933236574746009" calcext:value-type="float">
            <text:p>0.9332365747</text:p>
          </table:table-cell>
          <table:table-cell office:value-type="float" office:value="0.996899224806202" calcext:value-type="float">
            <text:p>0.9968992248</text:p>
          </table:table-cell>
          <table:table-cell office:value-type="float" office:value="0.997628363177946" calcext:value-type="float">
            <text:p>0.9976283632</text:p>
          </table:table-cell>
          <table:table-cell office:value-type="float" office:value="0.745512143611404" calcext:value-type="float">
            <text:p>0.7455121436</text:p>
          </table:table-cell>
          <table:table-cell office:value-type="float" office:value="0.939481268011527" calcext:value-type="float">
            <text:p>0.939481268</text:p>
          </table:table-cell>
          <table:table-cell office:value-type="float" office:value="0.597069597069597" calcext:value-type="float">
            <text:p>0.5970695971</text:p>
          </table:table-cell>
          <table:table-cell office:value-type="float" office:value="0.844377152357203" calcext:value-type="float">
            <text:p>0.8443771524</text:p>
          </table:table-cell>
          <table:table-cell office:value-type="float" office:value="0.993231312536786" calcext:value-type="float">
            <text:p>0.9932313125</text:p>
          </table:table-cell>
          <table:table-cell office:value-type="float" office:value="0.934160305343512" calcext:value-type="float">
            <text:p>0.9341603053</text:p>
          </table:table-cell>
          <table:table-cell office:value-type="float" office:value="1" calcext:value-type="float">
            <text:p>1</text:p>
          </table:table-cell>
          <table:table-cell office:value-type="float" office:value="0.999627666620296" calcext:value-type="float">
            <text:p>0.9996276666</text:p>
          </table:table-cell>
          <table:table-cell office:value-type="float" office:value="0.74630021141649" calcext:value-type="float">
            <text:p>0.7463002114</text:p>
          </table:table-cell>
          <table:table-cell office:value-type="float" office:value="0.983367983367983" calcext:value-type="float">
            <text:p>0.9833679834</text:p>
          </table:table-cell>
          <table:table-cell office:value-type="float" office:value="0.670921985815603" calcext:value-type="float">
            <text:p>0.6709219858</text:p>
          </table:table-cell>
          <table:table-cell office:value-type="float" office:value="0.853856566905035" calcext:value-type="float">
            <text:p>0.8538565669</text:p>
          </table:table-cell>
          <table:table-cell office:value-type="float" office:value="0.992153016184404" calcext:value-type="float">
            <text:p>0.9921530162</text:p>
          </table:table-cell>
          <table:table-cell office:value-type="float" office:value="0.912026726057906" calcext:value-type="float">
            <text:p>0.9120267261</text:p>
          </table:table-cell>
          <table:table-cell office:value-type="float" office:value="0.998780487804878" calcext:value-type="float">
            <text:p>0.9987804878</text:p>
          </table:table-cell>
          <table:table-cell office:value-type="float" office:value="0.998282861788618" calcext:value-type="float">
            <text:p>0.9982828618</text:p>
          </table:table-cell>
          <table:table-cell office:value-type="float" office:value="3.20964476413231" calcext:value-type="float">
            <text:p>3.2096447641</text:p>
          </table:table-cell>
          <table:table-cell office:value-type="float" office:value="2.72040864883987" calcext:value-type="float">
            <text:p>2.7204086488</text:p>
          </table:table-cell>
          <table:table-cell office:value-type="float" office:value="0.0830749891978383" calcext:value-type="float">
            <text:p>0.0830749892</text:p>
          </table:table-cell>
          <table:table-cell office:value-type="float" office:value="0.390617773705688" calcext:value-type="float">
            <text:p>0.3906177737</text:p>
          </table:table-cell>
          <table:table-cell office:value-type="float" office:value="0.208150855418079" calcext:value-type="float">
            <text:p>0.2081508554</text:p>
          </table:table-cell>
          <table:table-cell office:value-type="float" office:value="0.143699548439998" calcext:value-type="float">
            <text:p>0.1436995484</text:p>
          </table:table-cell>
          <table:table-cell office:value-type="float" office:value="0.00206156752121981" calcext:value-type="float">
            <text:p>0.0020615675</text:p>
          </table:table-cell>
          <table:table-cell office:value-type="float" office:value="0.0191602173161322" calcext:value-type="float">
            <text:p>0.0191602173</text:p>
          </table:table-cell>
          <table:table-cell office:value-type="float" office:value="0.0046062340469579" calcext:value-type="float">
            <text:p>0.004606234</text:p>
          </table:table-cell>
          <table:table-cell office:value-type="float" office:value="0.000774451008024612" calcext:value-type="float">
            <text:p>0.000774451</text:p>
          </table:table-cell>
        </table:table-row>
        <table:table-row table:style-name="ro1">
          <table:table-cell office:value-type="float" office:value="11.7757571697235" calcext:value-type="float">
            <text:p>11.7757571697</text:p>
          </table:table-cell>
          <table:table-cell office:value-type="float" office:value="2.878111743927" calcext:value-type="float">
            <text:p>2.8781117439</text:p>
          </table:table-cell>
          <table:table-cell office:value-type="float" office:value="0.922538371779912" calcext:value-type="float">
            <text:p>0.9225383718</text:p>
          </table:table-cell>
          <table:table-cell office:value-type="float" office:value="0.256344257828253" calcext:value-type="float">
            <text:p>0.2563442578</text:p>
          </table:table-cell>
          <table:table-cell office:value-type="float" office:value="0.312388778814402" calcext:value-type="float">
            <text:p>0.3123887788</text:p>
          </table:table-cell>
          <table:table-cell office:value-type="float" office:value="0.610581588478456" calcext:value-type="float">
            <text:p>0.6105815885</text:p>
          </table:table-cell>
          <table:table-cell office:value-type="float" office:value="0.990818311200308" calcext:value-type="float">
            <text:p>0.9908183112</text:p>
          </table:table-cell>
          <table:table-cell office:value-type="float" office:value="0.939992989977448" calcext:value-type="float">
            <text:p>0.93999299</text:p>
          </table:table-cell>
          <table:table-cell office:value-type="float" office:value="0.995585896577505" calcext:value-type="float">
            <text:p>0.9955858966</text:p>
          </table:table-cell>
          <table:table-cell office:value-type="float" office:value="0.998070710051794" calcext:value-type="float">
            <text:p>0.9980707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9829db815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1.0, 'SVM__class_weight': 'balanced', 'SVM__dual': False, 'SVM__loss': 'squared_hinge', 'SVM__penalty': 'l1', 'TFIDF__tokenizer': &lt;function tokenizer4 at 0x7f9829db8158&gt;, 'TFIDF__use_idf': True}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64731325902512" calcext:value-type="float">
            <text:p>0.9647313259</text:p>
          </table:table-cell>
          <table:table-cell office:value-type="float" office:value="0.03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office:value-type="float" office:value="0.509757251823395" calcext:value-type="float">
            <text:p>0.5097572518</text:p>
          </table:table-cell>
          <table:table-cell office:value-type="float" office:value="0.987329434697856" calcext:value-type="float">
            <text:p>0.9873294347</text:p>
          </table:table-cell>
          <table:table-cell office:value-type="float" office:value="0.970511140235911" calcext:value-type="float">
            <text:p>0.9705111402</text:p>
          </table:table-cell>
          <table:table-cell office:value-type="float" office:value="0.986675549633578" calcext:value-type="float">
            <text:p>0.9866755496</text:p>
          </table:table-cell>
          <table:table-cell office:value-type="float" office:value="0.997820319658301" calcext:value-type="float">
            <text:p>0.9978203197</text:p>
          </table:table-cell>
          <table:table-cell office:value-type="float" office:value="0.972489082969432" calcext:value-type="float">
            <text:p>0.972489083</text:p>
          </table:table-cell>
          <table:table-cell office:value-type="float" office:value="0.02" calcext:value-type="float">
            <text:p>0.02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576527472527473" calcext:value-type="float">
            <text:p>0.5765274725</text:p>
          </table:table-cell>
          <table:table-cell office:value-type="float" office:value="0.991187436447859" calcext:value-type="float">
            <text:p>0.9911874364</text:p>
          </table:table-cell>
          <table:table-cell office:value-type="float" office:value="0.952591656131479" calcext:value-type="float">
            <text:p>0.9525916561</text:p>
          </table:table-cell>
          <table:table-cell office:value-type="float" office:value="0.998013245033113" calcext:value-type="float">
            <text:p>0.998013245</text:p>
          </table:table-cell>
          <table:table-cell office:value-type="float" office:value="0.998734991984599" calcext:value-type="float">
            <text:p>0.998734992</text:p>
          </table:table-cell>
          <table:table-cell office:value-type="float" office:value="0.8870116156283" calcext:value-type="float">
            <text:p>0.8870116156</text:p>
          </table:table-cell>
          <table:table-cell office:value-type="float" office:value="0.844086021505376" calcext:value-type="float">
            <text:p>0.8440860215</text:p>
          </table:table-cell>
          <table:table-cell office:value-type="float" office:value="0.668085106382979" calcext:value-type="float">
            <text:p>0.6680851064</text:p>
          </table:table-cell>
          <table:table-cell office:value-type="float" office:value="0.865470356203682" calcext:value-type="float">
            <text:p>0.8654703562</text:p>
          </table:table-cell>
          <table:table-cell office:value-type="float" office:value="0.990680792623112" calcext:value-type="float">
            <text:p>0.9906807926</text:p>
          </table:table-cell>
          <table:table-cell office:value-type="float" office:value="0.933914306463326" calcext:value-type="float">
            <text:p>0.9339143065</text:p>
          </table:table-cell>
          <table:table-cell office:value-type="float" office:value="0.996899224806202" calcext:value-type="float">
            <text:p>0.9968992248</text:p>
          </table:table-cell>
          <table:table-cell office:value-type="float" office:value="0.997632019752467" calcext:value-type="float">
            <text:p>0.9976320198</text:p>
          </table:table-cell>
          <table:table-cell office:value-type="float" office:value="0.744456177402323" calcext:value-type="float">
            <text:p>0.7444561774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591575091575092" calcext:value-type="float">
            <text:p>0.5915750916</text:p>
          </table:table-cell>
          <table:table-cell office:value-type="float" office:value="0.842257908342696" calcext:value-type="float">
            <text:p>0.8422579083</text:p>
          </table:table-cell>
          <table:table-cell office:value-type="float" office:value="0.993231312536786" calcext:value-type="float">
            <text:p>0.9932313125</text:p>
          </table:table-cell>
          <table:table-cell office:value-type="float" office:value="0.934160305343512" calcext:value-type="float">
            <text:p>0.9341603053</text:p>
          </table:table-cell>
          <table:table-cell office:value-type="float" office:value="1" calcext:value-type="float">
            <text:p>1</text:p>
          </table:table-cell>
          <table:table-cell office:value-type="float" office:value="0.99963132455466" calcext:value-type="float">
            <text:p>0.9996313246</text:p>
          </table:table-cell>
          <table:table-cell office:value-type="float" office:value="0.747357293868922" calcext:value-type="float">
            <text:p>0.7473572939</text:p>
          </table:table-cell>
          <table:table-cell office:value-type="float" office:value="0.989495798319328" calcext:value-type="float">
            <text:p>0.9894957983</text:p>
          </table:table-cell>
          <table:table-cell office:value-type="float" office:value="0.668085106382979" calcext:value-type="float">
            <text:p>0.6680851064</text:p>
          </table:table-cell>
          <table:table-cell office:value-type="float" office:value="0.846587799064183" calcext:value-type="float">
            <text:p>0.8465877991</text:p>
          </table:table-cell>
          <table:table-cell office:value-type="float" office:value="0.991662579695929" calcext:value-type="float">
            <text:p>0.9916625797</text:p>
          </table:table-cell>
          <table:table-cell office:value-type="float" office:value="0.908787541713014" calcext:value-type="float">
            <text:p>0.9087875417</text:p>
          </table:table-cell>
          <table:table-cell office:value-type="float" office:value="0.996341463414634" calcext:value-type="float">
            <text:p>0.9963414634</text:p>
          </table:table-cell>
          <table:table-cell office:value-type="float" office:value="0.996534894308943" calcext:value-type="float">
            <text:p>0.9965348943</text:p>
          </table:table-cell>
          <table:table-cell office:value-type="float" office:value="2.49465477487469" calcext:value-type="float">
            <text:p>2.4946547749</text:p>
          </table:table-cell>
          <table:table-cell office:value-type="float" office:value="2.73767047226635" calcext:value-type="float">
            <text:p>2.7376704723</text:p>
          </table:table-cell>
          <table:table-cell office:value-type="float" office:value="0.0829585609423348" calcext:value-type="float">
            <text:p>0.0829585609</text:p>
          </table:table-cell>
          <table:table-cell office:value-type="float" office:value="0.392903918864521" calcext:value-type="float">
            <text:p>0.3929039189</text:p>
          </table:table-cell>
          <table:table-cell office:value-type="float" office:value="0.206479229212857" calcext:value-type="float">
            <text:p>0.2064792292</text:p>
          </table:table-cell>
          <table:table-cell office:value-type="float" office:value="0.143308430640698" calcext:value-type="float">
            <text:p>0.1433084306</text:p>
          </table:table-cell>
          <table:table-cell office:value-type="float" office:value="0.00194230732889326" calcext:value-type="float">
            <text:p>0.0019423073</text:p>
          </table:table-cell>
          <table:table-cell office:value-type="float" office:value="0.0206631773391553" calcext:value-type="float">
            <text:p>0.0206631773</text:p>
          </table:table-cell>
          <table:table-cell office:value-type="float" office:value="0.00462744690930624" calcext:value-type="float">
            <text:p>0.0046274469</text:p>
          </table:table-cell>
          <table:table-cell office:value-type="float" office:value="0.00104791818732894" calcext:value-type="float">
            <text:p>0.0010479182</text:p>
          </table:table-cell>
        </table:table-row>
        <table:table-row table:style-name="ro1">
          <table:table-cell office:value-type="float" office:value="11.8417644023895" calcext:value-type="float">
            <text:p>11.8417644024</text:p>
          </table:table-cell>
          <table:table-cell office:value-type="float" office:value="2.91016840934753" calcext:value-type="float">
            <text:p>2.9101684093</text:p>
          </table:table-cell>
          <table:table-cell office:value-type="float" office:value="0.923615474373934" calcext:value-type="float">
            <text:p>0.9236154744</text:p>
          </table:table-cell>
          <table:table-cell office:value-type="float" office:value="0.262299673984319" calcext:value-type="float">
            <text:p>0.262299674</text:p>
          </table:table-cell>
          <table:table-cell office:value-type="float" office:value="0.325072250875447" calcext:value-type="float">
            <text:p>0.3250722509</text:p>
          </table:table-cell>
          <table:table-cell office:value-type="float" office:value="0.609328659083937" calcext:value-type="float">
            <text:p>0.6093286591</text:p>
          </table:table-cell>
          <table:table-cell office:value-type="float" office:value="0.990834938256112" calcext:value-type="float">
            <text:p>0.9908349383</text:p>
          </table:table-cell>
          <table:table-cell office:value-type="float" office:value="0.940031994769584" calcext:value-type="float">
            <text:p>0.9400319948</text:p>
          </table:table-cell>
          <table:table-cell office:value-type="float" office:value="0.996340190462882" calcext:value-type="float">
            <text:p>0.9963401905</text:p>
          </table:table-cell>
          <table:table-cell office:value-type="float" office:value="0.998408411642983" calcext:value-type="float">
            <text:p>0.9984084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9829db8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1.0, 'SVM__class_weight': 'balanced', 'SVM__dual': False, 'SVM__loss': 'squared_hinge', 'SVM__penalty': 'l1', 'TFIDF__tokenizer': &lt;function tokenizer3 at 0x7f9829db81e0&gt;, 'TFIDF__use_idf': True}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66727665945766" calcext:value-type="float">
            <text:p>0.9667276659</text:p>
          </table:table-cell>
          <table:table-cell office:value-type="float" office:value="0.0319148936170213" calcext:value-type="float">
            <text:p>0.0319148936</text:p>
          </table:table-cell>
          <table:table-cell office:value-type="float" office:value="0.25" calcext:value-type="float">
            <text:p>0.25</text:p>
          </table:table-cell>
          <table:table-cell office:value-type="float" office:value="0.507697232893491" calcext:value-type="float">
            <text:p>0.5076972329</text:p>
          </table:table-cell>
          <table:table-cell office:value-type="float" office:value="0.987329434697856" calcext:value-type="float">
            <text:p>0.9873294347</text:p>
          </table:table-cell>
          <table:table-cell office:value-type="float" office:value="0.969281045751634" calcext:value-type="float">
            <text:p>0.9692810458</text:p>
          </table:table-cell>
          <table:table-cell office:value-type="float" office:value="0.98800799467022" calcext:value-type="float">
            <text:p>0.9880079947</text:p>
          </table:table-cell>
          <table:table-cell office:value-type="float" office:value="0.997799391202228" calcext:value-type="float">
            <text:p>0.9977993912</text:p>
          </table:table-cell>
          <table:table-cell office:value-type="float" office:value="0.973799126637555" calcext:value-type="float">
            <text:p>0.9737991266</text:p>
          </table:table-cell>
          <table:table-cell office:value-type="float" office:value="0.0408163265306122" calcext:value-type="float">
            <text:p>0.0408163265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577494505494505" calcext:value-type="float">
            <text:p>0.5774945055</text:p>
          </table:table-cell>
          <table:table-cell office:value-type="float" office:value="0.991074454863857" calcext:value-type="float">
            <text:p>0.9910744549</text:p>
          </table:table-cell>
          <table:table-cell office:value-type="float" office:value="0.95198989260897" calcext:value-type="float">
            <text:p>0.9519898926</text:p>
          </table:table-cell>
          <table:table-cell office:value-type="float" office:value="0.998013245033113" calcext:value-type="float">
            <text:p>0.998013245</text:p>
          </table:table-cell>
          <table:table-cell office:value-type="float" office:value="0.998760792825562" calcext:value-type="float">
            <text:p>0.9987607928</text:p>
          </table:table-cell>
          <table:table-cell office:value-type="float" office:value="0.888067581837381" calcext:value-type="float">
            <text:p>0.8880675818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0.663829787234042" calcext:value-type="float">
            <text:p>0.6638297872</text:p>
          </table:table-cell>
          <table:table-cell office:value-type="float" office:value="0.868094071240737" calcext:value-type="float">
            <text:p>0.8680940712</text:p>
          </table:table-cell>
          <table:table-cell office:value-type="float" office:value="0.990190308024328" calcext:value-type="float">
            <text:p>0.990190308</text:p>
          </table:table-cell>
          <table:table-cell office:value-type="float" office:value="0.930535455861071" calcext:value-type="float">
            <text:p>0.9305354559</text:p>
          </table:table-cell>
          <table:table-cell office:value-type="float" office:value="0.996899224806202" calcext:value-type="float">
            <text:p>0.9968992248</text:p>
          </table:table-cell>
          <table:table-cell office:value-type="float" office:value="0.997627971402105" calcext:value-type="float">
            <text:p>0.9976279714</text:p>
          </table:table-cell>
          <table:table-cell office:value-type="float" office:value="0.739176346356917" calcext:value-type="float">
            <text:p>0.7391763464</text:p>
          </table:table-cell>
          <table:table-cell office:value-type="float" office:value="0.943620178041543" calcext:value-type="float">
            <text:p>0.943620178</text:p>
          </table:table-cell>
          <table:table-cell office:value-type="float" office:value="0.582417582417582" calcext:value-type="float">
            <text:p>0.5824175824</text:p>
          </table:table-cell>
          <table:table-cell office:value-type="float" office:value="0.842289879696363" calcext:value-type="float">
            <text:p>0.8422898797</text:p>
          </table:table-cell>
          <table:table-cell office:value-type="float" office:value="0.99313321561703" calcext:value-type="float">
            <text:p>0.9931332156</text:p>
          </table:table-cell>
          <table:table-cell office:value-type="float" office:value="0.933269780743565" calcext:value-type="float">
            <text:p>0.9332697807</text:p>
          </table:table-cell>
          <table:table-cell office:value-type="float" office:value="1" calcext:value-type="float">
            <text:p>1</text:p>
          </table:table-cell>
          <table:table-cell office:value-type="float" office:value="0.999629772703718" calcext:value-type="float">
            <text:p>0.9996297727</text:p>
          </table:table-cell>
          <table:table-cell office:value-type="float" office:value="0.748414376321353" calcext:value-type="float">
            <text:p>0.7484143763</text:p>
          </table:table-cell>
          <table:table-cell office:value-type="float" office:value="0.989517819706499" calcext:value-type="float">
            <text:p>0.9895178197</text:p>
          </table:table-cell>
          <table:table-cell office:value-type="float" office:value="0.669503546099291" calcext:value-type="float">
            <text:p>0.6695035461</text:p>
          </table:table-cell>
          <table:table-cell office:value-type="float" office:value="0.839922309525911" calcext:value-type="float">
            <text:p>0.8399223095</text:p>
          </table:table-cell>
          <table:table-cell office:value-type="float" office:value="0.992447278077489" calcext:value-type="float">
            <text:p>0.9924472781</text:p>
          </table:table-cell>
          <table:table-cell office:value-type="float" office:value="0.915083798882682" calcext:value-type="float">
            <text:p>0.9150837989</text:p>
          </table:table-cell>
          <table:table-cell office:value-type="float" office:value="0.998780487804878" calcext:value-type="float">
            <text:p>0.9987804878</text:p>
          </table:table-cell>
          <table:table-cell office:value-type="float" office:value="0.998224130081301" calcext:value-type="float">
            <text:p>0.9982241301</text:p>
          </table:table-cell>
          <table:table-cell office:value-type="float" office:value="2.48753696553172" calcext:value-type="float">
            <text:p>2.4875369655</text:p>
          </table:table-cell>
          <table:table-cell office:value-type="float" office:value="2.79871007779288" calcext:value-type="float">
            <text:p>2.7987100778</text:p>
          </table:table-cell>
          <table:table-cell office:value-type="float" office:value="0.0844146702892351" calcext:value-type="float">
            <text:p>0.0844146703</text:p>
          </table:table-cell>
          <table:table-cell office:value-type="float" office:value="0.390752872637483" calcext:value-type="float">
            <text:p>0.3907528726</text:p>
          </table:table-cell>
          <table:table-cell office:value-type="float" office:value="0.189880440712816" calcext:value-type="float">
            <text:p>0.1898804407</text:p>
          </table:table-cell>
          <table:table-cell office:value-type="float" office:value="0.143530357929155" calcext:value-type="float">
            <text:p>0.1435303579</text:p>
          </table:table-cell>
          <table:table-cell office:value-type="float" office:value="0.00203190502068219" calcext:value-type="float">
            <text:p>0.002031905</text:p>
          </table:table-cell>
          <table:table-cell office:value-type="float" office:value="0.0187447196398004" calcext:value-type="float">
            <text:p>0.0187447196</text:p>
          </table:table-cell>
          <table:table-cell office:value-type="float" office:value="0.00428687239568827" calcext:value-type="float">
            <text:p>0.0042868724</text:p>
          </table:table-cell>
          <table:table-cell office:value-type="float" office:value="0.00072523760235265" calcext:value-type="float">
            <text:p>0.0007252376</text:p>
          </table:table-cell>
        </table:table-row>
        <table:table-row table:style-name="ro1">
          <table:table-cell office:value-type="float" office:value="23.6354431152344" calcext:value-type="float">
            <text:p>23.6354431152</text:p>
          </table:table-cell>
          <table:table-cell office:value-type="float" office:value="2.8534782409668" calcext:value-type="float">
            <text:p>2.853478241</text:p>
          </table:table-cell>
          <table:table-cell office:value-type="float" office:value="0.923256440175927" calcext:value-type="float">
            <text:p>0.9232564402</text:p>
          </table:table-cell>
          <table:table-cell office:value-type="float" office:value="0.262101274245275" calcext:value-type="float">
            <text:p>0.2621012742</text:p>
          </table:table-cell>
          <table:table-cell office:value-type="float" office:value="0.312200916150006" calcext:value-type="float">
            <text:p>0.3122009162</text:p>
          </table:table-cell>
          <table:table-cell office:value-type="float" office:value="0.639009190705999" calcext:value-type="float">
            <text:p>0.6390091907</text:p>
          </table:table-cell>
          <table:table-cell office:value-type="float" office:value="0.996007883472924" calcext:value-type="float">
            <text:p>0.9960078835</text:p>
          </table:table-cell>
          <table:table-cell office:value-type="float" office:value="0.972244357409706" calcext:value-type="float">
            <text:p>0.9722443574</text:p>
          </table:table-cell>
          <table:table-cell office:value-type="float" office:value="0.998780589835553" calcext:value-type="float">
            <text:p>0.9987805898</text:p>
          </table:table-cell>
          <table:table-cell office:value-type="float" office:value="0.999088915835463" calcext:value-type="float">
            <text:p>0.9990889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6 at 0x7f981c8c273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5.0, 'SVM__class_weight': 'balanced', 'SVM__dual': False, 'SVM__loss': 'squared_hinge', 'SVM__penalty': 'l1', 'TFIDF__tokenizer': &lt;function tokenizer6 at 0x7f981c8c2730&gt;, 'TFIDF__use_idf': True}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64232240891699" calcext:value-type="float">
            <text:p>0.9642322409</text:p>
          </table:table-cell>
          <table:table-cell office:value-type="float" office:value="0.0295566502463054" calcext:value-type="float">
            <text:p>0.0295566502</text:p>
          </table:table-cell>
          <table:table-cell office:value-type="float" office:value="0.25" calcext:value-type="float">
            <text:p>0.25</text:p>
          </table:table-cell>
          <table:table-cell office:value-type="float" office:value="0.549690997160514" calcext:value-type="float">
            <text:p>0.5496909972</text:p>
          </table:table-cell>
          <table:table-cell office:value-type="float" office:value="0.994346978557505" calcext:value-type="float">
            <text:p>0.9943469786</text:p>
          </table:table-cell>
          <table:table-cell office:value-type="float" office:value="0.982306684141546" calcext:value-type="float">
            <text:p>0.9823066841</text:p>
          </table:table-cell>
          <table:table-cell office:value-type="float" office:value="0.998667554963358" calcext:value-type="float">
            <text:p>0.998667555</text:p>
          </table:table-cell>
          <table:table-cell office:value-type="float" office:value="0.99917791555882" calcext:value-type="float">
            <text:p>0.9991779156</text:p>
          </table:table-cell>
          <table:table-cell office:value-type="float" office:value="0.981222707423581" calcext:value-type="float">
            <text:p>0.9812227074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608952380952381" calcext:value-type="float">
            <text:p>0.608952381</text:p>
          </table:table-cell>
          <table:table-cell office:value-type="float" office:value="0.996384589311942" calcext:value-type="float">
            <text:p>0.9963845893</text:p>
          </table:table-cell>
          <table:table-cell office:value-type="float" office:value="0.979247730220493" calcext:value-type="float">
            <text:p>0.9792477302</text:p>
          </table:table-cell>
          <table:table-cell office:value-type="float" office:value="1" calcext:value-type="float">
            <text:p>1</text:p>
          </table:table-cell>
          <table:table-cell office:value-type="float" office:value="0.999881189833747" calcext:value-type="float">
            <text:p>0.9998811898</text:p>
          </table:table-cell>
          <table:table-cell office:value-type="float" office:value="0.901795142555438" calcext:value-type="float">
            <text:p>0.9017951426</text:p>
          </table:table-cell>
          <table:table-cell office:value-type="float" office:value="0.877659574468085" calcext:value-type="float">
            <text:p>0.8776595745</text:p>
          </table:table-cell>
          <table:table-cell office:value-type="float" office:value="0.702127659574468" calcext:value-type="float">
            <text:p>0.7021276596</text:p>
          </table:table-cell>
          <table:table-cell office:value-type="float" office:value="0.872337437245996" calcext:value-type="float">
            <text:p>0.8723374372</text:p>
          </table:table-cell>
          <table:table-cell office:value-type="float" office:value="0.995585638610948" calcext:value-type="float">
            <text:p>0.9955856386</text:p>
          </table:table-cell>
          <table:table-cell office:value-type="float" office:value="0.968397291196388" calcext:value-type="float">
            <text:p>0.9683972912</text:p>
          </table:table-cell>
          <table:table-cell office:value-type="float" office:value="0.997674418604651" calcext:value-type="float">
            <text:p>0.9976744186</text:p>
          </table:table-cell>
          <table:table-cell office:value-type="float" office:value="0.998367557129624" calcext:value-type="float">
            <text:p>0.9983675571</text:p>
          </table:table-cell>
          <table:table-cell office:value-type="float" office:value="0.744456177402323" calcext:value-type="float">
            <text:p>0.7444561774</text:p>
          </table:table-cell>
          <table:table-cell office:value-type="float" office:value="0.949704142011834" calcext:value-type="float">
            <text:p>0.949704142</text:p>
          </table:table-cell>
          <table:table-cell office:value-type="float" office:value="0.587912087912088" calcext:value-type="float">
            <text:p>0.5879120879</text:p>
          </table:table-cell>
          <table:table-cell office:value-type="float" office:value="0.850175385711545" calcext:value-type="float">
            <text:p>0.8501753857</text:p>
          </table:table-cell>
          <table:table-cell office:value-type="float" office:value="0.997939964685109" calcext:value-type="float">
            <text:p>0.9979399647</text:p>
          </table:table-cell>
          <table:table-cell office:value-type="float" office:value="0.979" calcext:value-type="float">
            <text:p>0.979</text:p>
          </table:table-cell>
          <table:table-cell office:value-type="float" office:value="1" calcext:value-type="float">
            <text:p>1</text:p>
          </table:table-cell>
          <table:table-cell office:value-type="float" office:value="0.999931607712034" calcext:value-type="float">
            <text:p>0.9999316077</text:p>
          </table:table-cell>
          <table:table-cell office:value-type="float" office:value="0.723044397463002" calcext:value-type="float">
            <text:p>0.7230443975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0.635460992907801" calcext:value-type="float">
            <text:p>0.6354609929</text:p>
          </table:table-cell>
          <table:table-cell office:value-type="float" office:value="0.834342720932286" calcext:value-type="float">
            <text:p>0.8343427209</text:p>
          </table:table-cell>
          <table:table-cell office:value-type="float" office:value="0.995782246199117" calcext:value-type="float">
            <text:p>0.9957822462</text:p>
          </table:table-cell>
          <table:table-cell office:value-type="float" office:value="0.952270081490105" calcext:value-type="float">
            <text:p>0.9522700815</text:p>
          </table:table-cell>
          <table:table-cell office:value-type="float" office:value="0.997560975609756" calcext:value-type="float">
            <text:p>0.9975609756</text:p>
          </table:table-cell>
          <table:table-cell office:value-type="float" office:value="0.99808630894309" calcext:value-type="float">
            <text:p>0.9980863089</text:p>
          </table:table-cell>
          <table:table-cell office:value-type="float" office:value="8.55097159657088" calcext:value-type="float">
            <text:p>8.5509715966</text:p>
          </table:table-cell>
          <table:table-cell office:value-type="float" office:value="2.73011752882828" calcext:value-type="float">
            <text:p>2.7301175288</text:p>
          </table:table-cell>
          <table:table-cell office:value-type="float" office:value="0.0880728317792618" calcext:value-type="float">
            <text:p>0.0880728318</text:p>
          </table:table-cell>
          <table:table-cell office:value-type="float" office:value="0.396473790274014" calcext:value-type="float">
            <text:p>0.3964737903</text:p>
          </table:table-cell>
          <table:table-cell office:value-type="float" office:value="0.206730886443397" calcext:value-type="float">
            <text:p>0.2067308864</text:p>
          </table:table-cell>
          <table:table-cell office:value-type="float" office:value="0.127073869053946" calcext:value-type="float">
            <text:p>0.1270738691</text:p>
          </table:table-cell>
          <table:table-cell office:value-type="float" office:value="0.00117155052306661" calcext:value-type="float">
            <text:p>0.0011715505</text:p>
          </table:table-cell>
          <table:table-cell office:value-type="float" office:value="0.0110427168192885" calcext:value-type="float">
            <text:p>0.0110427168</text:p>
          </table:table-cell>
          <table:table-cell office:value-type="float" office:value="0.00106749921147387" calcext:value-type="float">
            <text:p>0.0010674992</text:p>
          </table:table-cell>
          <table:table-cell office:value-type="float" office:value="0.000757803088021978" calcext:value-type="float">
            <text:p>0.0007578031</text:p>
          </table:table-cell>
        </table:table-row>
        <table:table-row table:style-name="ro1">
          <table:table-cell office:value-type="float" office:value="23.4289482116699" calcext:value-type="float">
            <text:p>23.4289482117</text:p>
          </table:table-cell>
          <table:table-cell office:value-type="float" office:value="2.8360888004303" calcext:value-type="float">
            <text:p>2.8360888004</text:p>
          </table:table-cell>
          <table:table-cell office:value-type="float" office:value="0.922897405977919" calcext:value-type="float">
            <text:p>0.922897406</text:p>
          </table:table-cell>
          <table:table-cell office:value-type="float" office:value="0.254559310019816" calcext:value-type="float">
            <text:p>0.25455931</text:p>
          </table:table-cell>
          <table:table-cell office:value-type="float" office:value="0.297256591949092" calcext:value-type="float">
            <text:p>0.2972565919</text:p>
          </table:table-cell>
          <table:table-cell office:value-type="float" office:value="0.641586186521572" calcext:value-type="float">
            <text:p>0.6415861865</text:p>
          </table:table-cell>
          <table:table-cell office:value-type="float" office:value="0.996066739700366" calcext:value-type="float">
            <text:p>0.9960667397</text:p>
          </table:table-cell>
          <table:table-cell office:value-type="float" office:value="0.972547363130377" calcext:value-type="float">
            <text:p>0.9725473631</text:p>
          </table:table-cell>
          <table:table-cell office:value-type="float" office:value="0.999024492274577" calcext:value-type="float">
            <text:p>0.9990244923</text:p>
          </table:table-cell>
          <table:table-cell office:value-type="float" office:value="0.999255326191063" calcext:value-type="float">
            <text:p>0.99925532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5 at 0x7f9829db80d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5.0, 'SVM__class_weight': 'balanced', 'SVM__dual': False, 'SVM__loss': 'squared_hinge', 'SVM__penalty': 'l1', 'TFIDF__tokenizer': &lt;function tokenizer5 at 0x7f9829db80d0&gt;, 'TFIDF__use_idf': True}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63234070870072" calcext:value-type="float">
            <text:p>0.9632340709</text:p>
          </table:table-cell>
          <table:table-cell office:value-type="float" office:value="0.0287081339712919" calcext:value-type="float">
            <text:p>0.028708134</text:p>
          </table:table-cell>
          <table:table-cell office:value-type="float" office:value="0.25" calcext:value-type="float">
            <text:p>0.25</text:p>
          </table:table-cell>
          <table:table-cell office:value-type="float" office:value="0.540925477423306" calcext:value-type="float">
            <text:p>0.5409254774</text:p>
          </table:table-cell>
          <table:table-cell office:value-type="float" office:value="0.994346978557505" calcext:value-type="float">
            <text:p>0.9943469786</text:p>
          </table:table-cell>
          <table:table-cell office:value-type="float" office:value="0.982306684141546" calcext:value-type="float">
            <text:p>0.9823066841</text:p>
          </table:table-cell>
          <table:table-cell office:value-type="float" office:value="0.998667554963358" calcext:value-type="float">
            <text:p>0.998667555</text:p>
          </table:table-cell>
          <table:table-cell office:value-type="float" office:value="0.99916506475246" calcext:value-type="float">
            <text:p>0.9991650648</text:p>
          </table:table-cell>
          <table:table-cell office:value-type="float" office:value="0.98296943231441" calcext:value-type="float">
            <text:p>0.9829694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18315018315" calcext:value-type="float">
            <text:p>0.6381831502</text:p>
          </table:table-cell>
          <table:table-cell office:value-type="float" office:value="0.996384589311942" calcext:value-type="float">
            <text:p>0.9963845893</text:p>
          </table:table-cell>
          <table:table-cell office:value-type="float" office:value="0.979247730220493" calcext:value-type="float">
            <text:p>0.9792477302</text:p>
          </table:table-cell>
          <table:table-cell office:value-type="float" office:value="1" calcext:value-type="float">
            <text:p>1</text:p>
          </table:table-cell>
          <table:table-cell office:value-type="float" office:value="0.999881686003766" calcext:value-type="float">
            <text:p>0.999881686</text:p>
          </table:table-cell>
          <table:table-cell office:value-type="float" office:value="0.897571277719113" calcext:value-type="float">
            <text:p>0.8975712777</text:p>
          </table:table-cell>
          <table:table-cell office:value-type="float" office:value="0.875" calcext:value-type="float">
            <text:p>0.875</text:p>
          </table:table-cell>
          <table:table-cell office:value-type="float" office:value="0.685106382978723" calcext:value-type="float">
            <text:p>0.685106383</text:p>
          </table:table-cell>
          <table:table-cell office:value-type="float" office:value="0.874375448242888" calcext:value-type="float">
            <text:p>0.8743754482</text:p>
          </table:table-cell>
          <table:table-cell office:value-type="float" office:value="0.995781832450461" calcext:value-type="float">
            <text:p>0.9957818325</text:p>
          </table:table-cell>
          <table:table-cell office:value-type="float" office:value="0.969856819894499" calcext:value-type="float">
            <text:p>0.9698568199</text:p>
          </table:table-cell>
          <table:table-cell office:value-type="float" office:value="0.997674418604651" calcext:value-type="float">
            <text:p>0.9976744186</text:p>
          </table:table-cell>
          <table:table-cell office:value-type="float" office:value="0.998385927063527" calcext:value-type="float">
            <text:p>0.9983859271</text:p>
          </table:table-cell>
          <table:table-cell office:value-type="float" office:value="0.743400211193242" calcext:value-type="float">
            <text:p>0.7434002112</text:p>
          </table:table-cell>
          <table:table-cell office:value-type="float" office:value="0.949554896142433" calcext:value-type="float">
            <text:p>0.9495548961</text:p>
          </table:table-cell>
          <table:table-cell office:value-type="float" office:value="0.586080586080586" calcext:value-type="float">
            <text:p>0.5860805861</text:p>
          </table:table-cell>
          <table:table-cell office:value-type="float" office:value="0.846334255935254" calcext:value-type="float">
            <text:p>0.8463342559</text:p>
          </table:table-cell>
          <table:table-cell office:value-type="float" office:value="0.997939964685109" calcext:value-type="float">
            <text:p>0.9979399647</text:p>
          </table:table-cell>
          <table:table-cell office:value-type="float" office:value="0.979" calcext:value-type="float">
            <text:p>0.979</text:p>
          </table:table-cell>
          <table:table-cell office:value-type="float" office:value="1" calcext:value-type="float">
            <text:p>1</text:p>
          </table:table-cell>
          <table:table-cell office:value-type="float" office:value="0.999934489720927" calcext:value-type="float">
            <text:p>0.9999344897</text:p>
          </table:table-cell>
          <table:table-cell office:value-type="float" office:value="0.726215644820296" calcext:value-type="float">
            <text:p>0.7262156448</text:p>
          </table:table-cell>
          <table:table-cell office:value-type="float" office:value="0.989035087719298" calcext:value-type="float">
            <text:p>0.9890350877</text:p>
          </table:table-cell>
          <table:table-cell office:value-type="float" office:value="0.639716312056738" calcext:value-type="float">
            <text:p>0.6397163121</text:p>
          </table:table-cell>
          <table:table-cell office:value-type="float" office:value="0.851434625231747" calcext:value-type="float">
            <text:p>0.8514346252</text:p>
          </table:table-cell>
          <table:table-cell office:value-type="float" office:value="0.995880333496812" calcext:value-type="float">
            <text:p>0.9958803335</text:p>
          </table:table-cell>
          <table:table-cell office:value-type="float" office:value="0.952325581395349" calcext:value-type="float">
            <text:p>0.9523255814</text:p>
          </table:table-cell>
          <table:table-cell office:value-type="float" office:value="0.998780487804878" calcext:value-type="float">
            <text:p>0.9987804878</text:p>
          </table:table-cell>
          <table:table-cell office:value-type="float" office:value="0.998909463414634" calcext:value-type="float">
            <text:p>0.9989094634</text:p>
          </table:table-cell>
          <table:table-cell office:value-type="float" office:value="9.23068445232567" calcext:value-type="float">
            <text:p>9.2306844523</text:p>
          </table:table-cell>
          <table:table-cell office:value-type="float" office:value="2.78423084270214" calcext:value-type="float">
            <text:p>2.7842308427</text:p>
          </table:table-cell>
          <table:table-cell office:value-type="float" office:value="0.0877353820157862" calcext:value-type="float">
            <text:p>0.087735382</text:p>
          </table:table-cell>
          <table:table-cell office:value-type="float" office:value="0.400530804093128" calcext:value-type="float">
            <text:p>0.4005308041</text:p>
          </table:table-cell>
          <table:table-cell office:value-type="float" office:value="0.221817359304707" calcext:value-type="float">
            <text:p>0.2218173593</text:p>
          </table:table-cell>
          <table:table-cell office:value-type="float" office:value="0.131826390529085" calcext:value-type="float">
            <text:p>0.1318263905</text:p>
          </table:table-cell>
          <table:table-cell office:value-type="float" office:value="0.00115615725758316" calcext:value-type="float">
            <text:p>0.0011561573</text:p>
          </table:table-cell>
          <table:table-cell office:value-type="float" office:value="0.0109355865663971" calcext:value-type="float">
            <text:p>0.0109355866</text:p>
          </table:table-cell>
          <table:table-cell office:value-type="float" office:value="0.000884632351242088" calcext:value-type="float">
            <text:p>0.0008846324</text:p>
          </table:table-cell>
          <table:table-cell office:value-type="float" office:value="0.000589442574920575" calcext:value-type="float">
            <text:p>0.0005894426</text:p>
          </table:table-cell>
        </table:table-row>
        <table:table-row table:style-name="ro1">
          <table:table-cell office:value-type="float" office:value="22.7020380020142" calcext:value-type="float">
            <text:p>22.702038002</text:p>
          </table:table-cell>
          <table:table-cell office:value-type="float" office:value="2.85695452690125" calcext:value-type="float">
            <text:p>2.8569545269</text:p>
          </table:table-cell>
          <table:table-cell office:value-type="float" office:value="0.924154025670945" calcext:value-type="float">
            <text:p>0.9241540257</text:p>
          </table:table-cell>
          <table:table-cell office:value-type="float" office:value="0.254749383067583" calcext:value-type="float">
            <text:p>0.2547493831</text:p>
          </table:table-cell>
          <table:table-cell office:value-type="float" office:value="0.299098459630384" calcext:value-type="float">
            <text:p>0.2990984596</text:p>
          </table:table-cell>
          <table:table-cell office:value-type="float" office:value="0.645526543297845" calcext:value-type="float">
            <text:p>0.6455265433</text:p>
          </table:table-cell>
          <table:table-cell office:value-type="float" office:value="0.995965669696585" calcext:value-type="float">
            <text:p>0.9959656697</text:p>
          </table:table-cell>
          <table:table-cell office:value-type="float" office:value="0.972230538203534" calcext:value-type="float">
            <text:p>0.9722305382</text:p>
          </table:table-cell>
          <table:table-cell office:value-type="float" office:value="0.998404237065403" calcext:value-type="float">
            <text:p>0.9984042371</text:p>
          </table:table-cell>
          <table:table-cell office:value-type="float" office:value="0.99886429878279" calcext:value-type="float">
            <text:p>0.99886429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4 at 0x7f9829db8158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5.0, 'SVM__class_weight': 'balanced', 'SVM__dual': False, 'SVM__loss': 'squared_hinge', 'SVM__penalty': 'l1', 'TFIDF__tokenizer': &lt;function tokenizer4 at 0x7f9829db8158&gt;, 'TFIDF__use_idf': True}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63566794210614" calcext:value-type="float">
            <text:p>0.9635667942</text:p>
          </table:table-cell>
          <table:table-cell office:value-type="float" office:value="0.0289855072463768" calcext:value-type="float">
            <text:p>0.0289855072</text:p>
          </table:table-cell>
          <table:table-cell office:value-type="float" office:value="0.25" calcext:value-type="float">
            <text:p>0.25</text:p>
          </table:table-cell>
          <table:table-cell office:value-type="float" office:value="0.550804520906408" calcext:value-type="float">
            <text:p>0.5508045209</text:p>
          </table:table-cell>
          <table:table-cell office:value-type="float" office:value="0.994346978557505" calcext:value-type="float">
            <text:p>0.9943469786</text:p>
          </table:table-cell>
          <table:table-cell office:value-type="float" office:value="0.982306684141546" calcext:value-type="float">
            <text:p>0.9823066841</text:p>
          </table:table-cell>
          <table:table-cell office:value-type="float" office:value="0.998667554963358" calcext:value-type="float">
            <text:p>0.998667555</text:p>
          </table:table-cell>
          <table:table-cell office:value-type="float" office:value="0.999183239464312" calcext:value-type="float">
            <text:p>0.9991832395</text:p>
          </table:table-cell>
          <table:table-cell office:value-type="float" office:value="0.981659388646288" calcext:value-type="float">
            <text:p>0.9816593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2820512820513" calcext:value-type="float">
            <text:p>0.6328205128</text:p>
          </table:table-cell>
          <table:table-cell office:value-type="float" office:value="0.99627160772794" calcext:value-type="float">
            <text:p>0.9962716077</text:p>
          </table:table-cell>
          <table:table-cell office:value-type="float" office:value="0.979234263465282" calcext:value-type="float">
            <text:p>0.9792342635</text:p>
          </table:table-cell>
          <table:table-cell office:value-type="float" office:value="0.999337748344371" calcext:value-type="float">
            <text:p>0.9993377483</text:p>
          </table:table-cell>
          <table:table-cell office:value-type="float" office:value="0.999438741496322" calcext:value-type="float">
            <text:p>0.9994387415</text:p>
          </table:table-cell>
          <table:table-cell office:value-type="float" office:value="0.897571277719113" calcext:value-type="float">
            <text:p>0.8975712777</text:p>
          </table:table-cell>
          <table:table-cell office:value-type="float" office:value="0.875" calcext:value-type="float">
            <text:p>0.875</text:p>
          </table:table-cell>
          <table:table-cell office:value-type="float" office:value="0.685106382978723" calcext:value-type="float">
            <text:p>0.685106383</text:p>
          </table:table-cell>
          <table:table-cell office:value-type="float" office:value="0.874342577097777" calcext:value-type="float">
            <text:p>0.8743425771</text:p>
          </table:table-cell>
          <table:table-cell office:value-type="float" office:value="0.995585638610948" calcext:value-type="float">
            <text:p>0.9955856386</text:p>
          </table:table-cell>
          <table:table-cell office:value-type="float" office:value="0.968397291196388" calcext:value-type="float">
            <text:p>0.9683972912</text:p>
          </table:table-cell>
          <table:table-cell office:value-type="float" office:value="0.997674418604651" calcext:value-type="float">
            <text:p>0.9976744186</text:p>
          </table:table-cell>
          <table:table-cell office:value-type="float" office:value="0.998386754145859" calcext:value-type="float">
            <text:p>0.9983867541</text:p>
          </table:table-cell>
          <table:table-cell office:value-type="float" office:value="0.744456177402323" calcext:value-type="float">
            <text:p>0.7444561774</text:p>
          </table:table-cell>
          <table:table-cell office:value-type="float" office:value="0.949704142011834" calcext:value-type="float">
            <text:p>0.949704142</text:p>
          </table:table-cell>
          <table:table-cell office:value-type="float" office:value="0.587912087912088" calcext:value-type="float">
            <text:p>0.5879120879</text:p>
          </table:table-cell>
          <table:table-cell office:value-type="float" office:value="0.848793766499502" calcext:value-type="float">
            <text:p>0.8487937665</text:p>
          </table:table-cell>
          <table:table-cell office:value-type="float" office:value="0.997939964685109" calcext:value-type="float">
            <text:p>0.9979399647</text:p>
          </table:table-cell>
          <table:table-cell office:value-type="float" office:value="0.979" calcext:value-type="float">
            <text:p>0.979</text:p>
          </table:table-cell>
          <table:table-cell office:value-type="float" office:value="1" calcext:value-type="float">
            <text:p>1</text:p>
          </table:table-cell>
          <table:table-cell office:value-type="float" office:value="0.99993415718144" calcext:value-type="float">
            <text:p>0.9999341572</text:p>
          </table:table-cell>
          <table:table-cell office:value-type="float" office:value="0.741014799154334" calcext:value-type="float">
            <text:p>0.7410147992</text:p>
          </table:table-cell>
          <table:table-cell office:value-type="float" office:value="0.98936170212766" calcext:value-type="float">
            <text:p>0.989361702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845619610959065" calcext:value-type="float">
            <text:p>0.845619611</text:p>
          </table:table-cell>
          <table:table-cell office:value-type="float" office:value="0.995684158901422" calcext:value-type="float">
            <text:p>0.9956841589</text:p>
          </table:table-cell>
          <table:table-cell office:value-type="float" office:value="0.952214452214452" calcext:value-type="float">
            <text:p>0.9522144522</text:p>
          </table:table-cell>
          <table:table-cell office:value-type="float" office:value="0.996341463414634" calcext:value-type="float">
            <text:p>0.9963414634</text:p>
          </table:table-cell>
          <table:table-cell office:value-type="float" office:value="0.997378601626016" calcext:value-type="float">
            <text:p>0.9973786016</text:p>
          </table:table-cell>
          <table:table-cell office:value-type="float" office:value="5.40249605002998" calcext:value-type="float">
            <text:p>5.40249605</text:p>
          </table:table-cell>
          <table:table-cell office:value-type="float" office:value="2.74145045680005" calcext:value-type="float">
            <text:p>2.7414504568</text:p>
          </table:table-cell>
          <table:table-cell office:value-type="float" office:value="0.0846795226583595" calcext:value-type="float">
            <text:p>0.0846795227</text:p>
          </table:table-cell>
          <table:table-cell office:value-type="float" office:value="0.400519306637667" calcext:value-type="float">
            <text:p>0.4005193066</text:p>
          </table:table-cell>
          <table:table-cell office:value-type="float" office:value="0.224673427589868" calcext:value-type="float">
            <text:p>0.2246734276</text:p>
          </table:table-cell>
          <table:table-cell office:value-type="float" office:value="0.127421098586235" calcext:value-type="float">
            <text:p>0.1274210986</text:p>
          </table:table-cell>
          <table:table-cell office:value-type="float" office:value="0.00116921099364663" calcext:value-type="float">
            <text:p>0.001169211</text:p>
          </table:table-cell>
          <table:table-cell office:value-type="float" office:value="0.0110611389871034" calcext:value-type="float">
            <text:p>0.011061139</text:p>
          </table:table-cell>
          <table:table-cell office:value-type="float" office:value="0.00128646096611888" calcext:value-type="float">
            <text:p>0.001286461</text:p>
          </table:table-cell>
          <table:table-cell office:value-type="float" office:value="0.000895728698270731" calcext:value-type="float">
            <text:p>0.0008957287</text:p>
          </table:table-cell>
        </table:table-row>
        <table:table-row table:style-name="ro1">
          <table:table-cell office:value-type="float" office:value="21.8645210266113" calcext:value-type="float">
            <text:p>21.8645210266</text:p>
          </table:table-cell>
          <table:table-cell office:value-type="float" office:value="2.71929607391357" calcext:value-type="float">
            <text:p>2.7192960739</text:p>
          </table:table-cell>
          <table:table-cell office:value-type="float" office:value="0.92343595727493" calcext:value-type="float">
            <text:p>0.9234359573</text:p>
          </table:table-cell>
          <table:table-cell office:value-type="float" office:value="0.262300397752418" calcext:value-type="float">
            <text:p>0.2623003978</text:p>
          </table:table-cell>
          <table:table-cell office:value-type="float" office:value="0.311089498801649" calcext:value-type="float">
            <text:p>0.3110894988</text:p>
          </table:table-cell>
          <table:table-cell office:value-type="float" office:value="0.627638712438459" calcext:value-type="float">
            <text:p>0.6276387124</text:p>
          </table:table-cell>
          <table:table-cell office:value-type="float" office:value="0.996021545142353" calcext:value-type="float">
            <text:p>0.9960215451</text:p>
          </table:table-cell>
          <table:table-cell office:value-type="float" office:value="0.972493327559906" calcext:value-type="float">
            <text:p>0.9724933276</text:p>
          </table:table-cell>
          <table:table-cell office:value-type="float" office:value="0.998892041943452" calcext:value-type="float">
            <text:p>0.9988920419</text:p>
          </table:table-cell>
          <table:table-cell office:value-type="float" office:value="0.999172585756973" calcext:value-type="float">
            <text:p>0.99917258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quared_hing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function tokenizer3 at 0x7f9829db81e0&gt;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{'SVM__C': 5.0, 'SVM__class_weight': 'balanced', 'SVM__dual': False, 'SVM__loss': 'squared_hinge', 'SVM__penalty': 'l1', 'TFIDF__tokenizer': &lt;function tokenizer3 at 0x7f9829db81e0&gt;, 'TFIDF__use_idf': True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6439860256197" calcext:value-type="float">
            <text:p>0.9643986026</text:p>
          </table:table-cell>
          <table:table-cell office:value-type="float" office:value="0.0297029702970297" calcext:value-type="float">
            <text:p>0.0297029703</text:p>
          </table:table-cell>
          <table:table-cell office:value-type="float" office:value="0.25" calcext:value-type="float">
            <text:p>0.25</text:p>
          </table:table-cell>
          <table:table-cell office:value-type="float" office:value="0.5232830855743" calcext:value-type="float">
            <text:p>0.5232830856</text:p>
          </table:table-cell>
          <table:table-cell office:value-type="float" office:value="0.994346978557505" calcext:value-type="float">
            <text:p>0.9943469786</text:p>
          </table:table-cell>
          <table:table-cell office:value-type="float" office:value="0.982306684141546" calcext:value-type="float">
            <text:p>0.9823066841</text:p>
          </table:table-cell>
          <table:table-cell office:value-type="float" office:value="0.998667554963358" calcext:value-type="float">
            <text:p>0.998667555</text:p>
          </table:table-cell>
          <table:table-cell office:value-type="float" office:value="0.99918342304726" calcext:value-type="float">
            <text:p>0.999183423</text:p>
          </table:table-cell>
          <table:table-cell office:value-type="float" office:value="0.981222707423581" calcext:value-type="float">
            <text:p>0.9812227074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621728937728938" calcext:value-type="float">
            <text:p>0.6217289377</text:p>
          </table:table-cell>
          <table:table-cell office:value-type="float" office:value="0.996158626143938" calcext:value-type="float">
            <text:p>0.9961586261</text:p>
          </table:table-cell>
          <table:table-cell office:value-type="float" office:value="0.978599221789883" calcext:value-type="float">
            <text:p>0.9785992218</text:p>
          </table:table-cell>
          <table:table-cell office:value-type="float" office:value="0.999337748344371" calcext:value-type="float">
            <text:p>0.9993377483</text:p>
          </table:table-cell>
          <table:table-cell office:value-type="float" office:value="0.999447492131194" calcext:value-type="float">
            <text:p>0.9994474921</text:p>
          </table:table-cell>
          <table:table-cell office:value-type="float" office:value="0.899683210137276" calcext:value-type="float">
            <text:p>0.8996832101</text:p>
          </table:table-cell>
          <table:table-cell office:value-type="float" office:value="0.880434782608696" calcext:value-type="float">
            <text:p>0.8804347826</text:p>
          </table:table-cell>
          <table:table-cell office:value-type="float" office:value="0.68936170212766" calcext:value-type="float">
            <text:p>0.6893617021</text:p>
          </table:table-cell>
          <table:table-cell office:value-type="float" office:value="0.867098972029644" calcext:value-type="float">
            <text:p>0.867098972</text:p>
          </table:table-cell>
          <table:table-cell office:value-type="float" office:value="0.995683735530704" calcext:value-type="float">
            <text:p>0.9956837355</text:p>
          </table:table-cell>
          <table:table-cell office:value-type="float" office:value="0.969126506024096" calcext:value-type="float">
            <text:p>0.969126506</text:p>
          </table:table-cell>
          <table:table-cell office:value-type="float" office:value="0.997674418604651" calcext:value-type="float">
            <text:p>0.9976744186</text:p>
          </table:table-cell>
          <table:table-cell office:value-type="float" office:value="0.998386492961965" calcext:value-type="float">
            <text:p>0.998386493</text:p>
          </table:table-cell>
          <table:table-cell office:value-type="float" office:value="0.732840549102429" calcext:value-type="float">
            <text:p>0.7328405491</text:p>
          </table:table-cell>
          <table:table-cell office:value-type="float" office:value="0.948012232415902" calcext:value-type="float">
            <text:p>0.9480122324</text:p>
          </table:table-cell>
          <table:table-cell office:value-type="float" office:value="0.567765567765568" calcext:value-type="float">
            <text:p>0.5677655678</text:p>
          </table:table-cell>
          <table:table-cell office:value-type="float" office:value="0.845231244233738" calcext:value-type="float">
            <text:p>0.8452312442</text:p>
          </table:table-cell>
          <table:table-cell office:value-type="float" office:value="0.997939964685109" calcext:value-type="float">
            <text:p>0.9979399647</text:p>
          </table:table-cell>
          <table:table-cell office:value-type="float" office:value="0.979" calcext:value-type="float">
            <text:p>0.979</text:p>
          </table:table-cell>
          <table:table-cell office:value-type="float" office:value="1" calcext:value-type="float">
            <text:p>1</text:p>
          </table:table-cell>
          <table:table-cell office:value-type="float" office:value="0.999939699506234" calcext:value-type="float">
            <text:p>0.9999396995</text:p>
          </table:table-cell>
          <table:table-cell office:value-type="float" office:value="0.73784355179704" calcext:value-type="float">
            <text:p>0.7378435518</text:p>
          </table:table-cell>
          <table:table-cell office:value-type="float" office:value="0.989293361884368" calcext:value-type="float">
            <text:p>0.9892933619</text:p>
          </table:table-cell>
          <table:table-cell office:value-type="float" office:value="0.65531914893617" calcext:value-type="float">
            <text:p>0.6553191489</text:p>
          </table:table-cell>
          <table:table-cell office:value-type="float" office:value="0.847497130749536" calcext:value-type="float">
            <text:p>0.8474971307</text:p>
          </table:table-cell>
          <table:table-cell office:value-type="float" office:value="0.995978420794507" calcext:value-type="float">
            <text:p>0.9959784208</text:p>
          </table:table-cell>
          <table:table-cell office:value-type="float" office:value="0.953434225844005" calcext:value-type="float">
            <text:p>0.9534342258</text:p>
          </table:table-cell>
          <table:table-cell office:value-type="float" office:value="0.998780487804878" calcext:value-type="float">
            <text:p>0.9987804878</text:p>
          </table:table-cell>
          <table:table-cell office:value-type="float" office:value="0.998905821138212" calcext:value-type="float">
            <text:p>0.9989058211</text:p>
          </table:table-cell>
          <table:table-cell office:value-type="float" office:value="6.76168905968934" calcext:value-type="float">
            <text:p>6.7616890597</text:p>
          </table:table-cell>
          <table:table-cell office:value-type="float" office:value="2.79499457091572" calcext:value-type="float">
            <text:p>2.7949945709</text:p>
          </table:table-cell>
          <table:table-cell office:value-type="float" office:value="0.0874768896129468" calcext:value-type="float">
            <text:p>0.0874768896</text:p>
          </table:table-cell>
          <table:table-cell office:value-type="float" office:value="0.396596917013647" calcext:value-type="float">
            <text:p>0.396596917</text:p>
          </table:table-cell>
          <table:table-cell office:value-type="float" office:value="0.205226407377979" calcext:value-type="float">
            <text:p>0.2052264074</text:p>
          </table:table-cell>
          <table:table-cell office:value-type="float" office:value="0.137425752428852" calcext:value-type="float">
            <text:p>0.1374257524</text:p>
          </table:table-cell>
          <table:table-cell office:value-type="float" office:value="0.00115058880867257" calcext:value-type="float">
            <text:p>0.0011505888</text:p>
          </table:table-cell>
          <table:table-cell office:value-type="float" office:value="0.0104929075423339" calcext:value-type="float">
            <text:p>0.0104929075</text:p>
          </table:table-cell>
          <table:table-cell office:value-type="float" office:value="0.000770930681209024" calcext:value-type="float">
            <text:p>0.0007709307</text:p>
          </table:table-cell>
          <table:table-cell office:value-type="float" office:value="0.000520242195509219" calcext:value-type="float">
            <text:p>0.0005202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2" meta:object-count="0"/>
    <meta:generator>LibreOffice/5.1.6.2$Linux_X86_64 LibreOffice_project/10m0$Build-2</meta:generator>
  </office:meta>
</office:document-meta>
</file>